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1aaa28"/>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20165d" officeooo:paragraph-rsid="0320165d" style:font-size-asian="10pt" style:font-size-complex="10pt"/>
    </style:style>
    <style:style style:name="P28" style:family="paragraph" style:parent-style-name="Text_20_body">
      <style:text-properties style:font-name="Courier 10 Pitch" fo:font-size="10pt" officeooo:rsid="03225488" officeooo:paragraph-rsid="03225488" style:font-size-asian="10pt" style:font-size-complex="10pt"/>
    </style:style>
    <style:style style:name="P29" style:family="paragraph" style:parent-style-name="Text_20_body">
      <style:text-properties style:font-name="Courier 10 Pitch" fo:font-size="10pt" officeooo:rsid="03236833" officeooo:paragraph-rsid="03236833" style:font-size-asian="10pt" style:font-size-complex="10pt"/>
    </style:style>
    <style:style style:name="P30" style:family="paragraph" style:parent-style-name="Text_20_body">
      <style:text-properties style:font-name="Courier 10 Pitch" fo:font-size="10pt" officeooo:rsid="0326e8d2" officeooo:paragraph-rsid="0326e8d2" style:font-size-asian="10pt" style:font-size-complex="10pt"/>
    </style:style>
    <style:style style:name="P31" style:family="paragraph" style:parent-style-name="Text_20_body">
      <style:text-properties style:font-name="Courier 10 Pitch" fo:font-size="10pt" officeooo:rsid="0327e025" officeooo:paragraph-rsid="0327e025" style:font-size-asian="10pt" style:font-size-complex="10pt"/>
    </style:style>
    <style:style style:name="P32" style:family="paragraph" style:parent-style-name="Text_20_body">
      <style:text-properties style:font-name="Courier 10 Pitch" fo:font-size="10pt" officeooo:rsid="0328ac2b" officeooo:paragraph-rsid="0328ac2b" style:font-size-asian="10pt" style:font-size-complex="10pt"/>
    </style:style>
    <style:style style:name="P33" style:family="paragraph" style:parent-style-name="Text_20_body">
      <style:text-properties style:font-name="Courier 10 Pitch" fo:font-size="10pt" officeooo:rsid="0329a59c" officeooo:paragraph-rsid="0329a59c" style:font-size-asian="10pt" style:font-size-complex="10pt"/>
    </style:style>
    <style:style style:name="P34" style:family="paragraph" style:parent-style-name="Text_20_body">
      <style:text-properties style:font-name="Courier 10 Pitch" fo:font-size="10pt" officeooo:rsid="032bbb2b" officeooo:paragraph-rsid="032bbb2b" style:font-size-asian="10pt" style:font-size-complex="10pt"/>
    </style:style>
    <style:style style:name="P35" style:family="paragraph" style:parent-style-name="Text_20_body">
      <style:paragraph-properties fo:text-align="start" style:justify-single-word="false"/>
      <style:text-properties officeooo:rsid="02467069" officeooo:paragraph-rsid="02467069"/>
    </style:style>
    <style:style style:name="P36" style:family="paragraph" style:parent-style-name="Text_20_body">
      <style:paragraph-properties fo:text-align="start" style:justify-single-word="false"/>
      <style:text-properties officeooo:rsid="0247e5fd" officeooo:paragraph-rsid="0247e5fd"/>
    </style:style>
    <style:style style:name="P37" style:family="paragraph" style:parent-style-name="Text_20_body">
      <style:text-properties officeooo:rsid="0251bdbe" officeooo:paragraph-rsid="0251bdbe"/>
    </style:style>
    <style:style style:name="P38" style:family="paragraph" style:parent-style-name="Text_20_body">
      <style:paragraph-properties fo:text-align="start" style:justify-single-word="false"/>
      <style:text-properties officeooo:rsid="0224117e" officeooo:paragraph-rsid="0256eb57"/>
    </style:style>
    <style:style style:name="P39" style:family="paragraph" style:parent-style-name="Text_20_body">
      <style:text-properties officeooo:rsid="025c94a4" officeooo:paragraph-rsid="025c94a4"/>
    </style:style>
    <style:style style:name="P40" style:family="paragraph" style:parent-style-name="Text_20_body">
      <style:text-properties style:font-name="Liberation Serif" fo:font-size="12pt" officeooo:rsid="031fc242" officeooo:paragraph-rsid="031fc242" style:font-size-asian="10.5pt" style:font-size-complex="12pt"/>
    </style:style>
    <style:style style:name="P41" style:family="paragraph" style:parent-style-name="Text_20_body">
      <style:text-properties style:font-name="Liberation Serif" fo:font-size="12pt" officeooo:rsid="0320a8a2" officeooo:paragraph-rsid="0320a8a2" style:font-size-asian="10.5pt" style:font-size-complex="12pt"/>
    </style:style>
    <style:style style:name="P42" style:family="paragraph" style:parent-style-name="Text_20_body">
      <style:text-properties style:font-name="Liberation Serif" fo:font-size="12pt" officeooo:rsid="03236833" officeooo:paragraph-rsid="03236833" style:font-size-asian="10.5pt" style:font-size-complex="12pt"/>
    </style:style>
    <style:style style:name="P43" style:family="paragraph" style:parent-style-name="Text_20_body">
      <style:text-properties style:font-name="Liberation Serif" fo:font-size="12pt" officeooo:rsid="032511ad" officeooo:paragraph-rsid="032511ad" style:font-size-asian="10.5pt" style:font-size-complex="12pt"/>
    </style:style>
    <style:style style:name="P44" style:family="paragraph" style:parent-style-name="Text_20_body">
      <style:text-properties style:font-name="Liberation Serif" fo:font-size="12pt" officeooo:rsid="0326f512" officeooo:paragraph-rsid="0326f512" style:font-size-asian="10.5pt" style:font-size-complex="12pt"/>
    </style:style>
    <style:style style:name="P45" style:family="paragraph" style:parent-style-name="Text_20_body">
      <style:text-properties style:font-name="Liberation Serif" fo:font-size="12pt" officeooo:rsid="0327e025" officeooo:paragraph-rsid="0327e025" style:font-size-asian="10.5pt" style:font-size-complex="12pt"/>
    </style:style>
    <style:style style:name="P46" style:family="paragraph" style:parent-style-name="Text_20_body">
      <style:text-properties style:font-name="Liberation Serif" fo:font-size="12pt" officeooo:rsid="0328ac2b" officeooo:paragraph-rsid="0328ac2b" style:font-size-asian="10.5pt" style:font-size-complex="12pt"/>
    </style:style>
    <style:style style:name="P47" style:family="paragraph" style:parent-style-name="Text_20_body">
      <style:text-properties style:font-name="Liberation Serif" fo:font-size="12pt" officeooo:rsid="032bbb2b" officeooo:paragraph-rsid="032bbb2b" style:font-size-asian="10.5pt" style:font-size-complex="12pt"/>
    </style:style>
    <style:style style:name="P4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49" style:family="paragraph" style:parent-style-name="Text_20_body">
      <style:text-properties officeooo:rsid="0279dac1" officeooo:paragraph-rsid="0279dac1"/>
    </style:style>
    <style:style style:name="P50" style:family="paragraph" style:parent-style-name="Text_20_body">
      <style:text-properties officeooo:rsid="02840250" officeooo:paragraph-rsid="02840250"/>
    </style:style>
    <style:style style:name="P51" style:family="paragraph" style:parent-style-name="Text_20_body">
      <style:text-properties officeooo:rsid="0284a8c2" officeooo:paragraph-rsid="02889d51"/>
    </style:style>
    <style:style style:name="P52" style:family="paragraph" style:parent-style-name="Text_20_body">
      <style:text-properties officeooo:rsid="028a9b5e" officeooo:paragraph-rsid="028a9b5e"/>
    </style:style>
    <style:style style:name="P53" style:family="paragraph" style:parent-style-name="Text_20_body">
      <style:text-properties officeooo:rsid="028a9b5e" officeooo:paragraph-rsid="03748cbf"/>
    </style:style>
    <style:style style:name="P54" style:family="paragraph" style:parent-style-name="Text_20_body">
      <style:text-properties officeooo:rsid="028d3a22" officeooo:paragraph-rsid="028d3a22"/>
    </style:style>
    <style:style style:name="P55" style:family="paragraph" style:parent-style-name="Text_20_body">
      <style:text-properties officeooo:rsid="028d3a22" officeooo:paragraph-rsid="028f620e"/>
    </style:style>
    <style:style style:name="P56" style:family="paragraph" style:parent-style-name="Text_20_body">
      <style:text-properties officeooo:rsid="0292c63c" officeooo:paragraph-rsid="0292c63c"/>
    </style:style>
    <style:style style:name="P57" style:family="paragraph" style:parent-style-name="Text_20_body">
      <style:text-properties officeooo:rsid="0292c63c" officeooo:paragraph-rsid="029af454"/>
    </style:style>
    <style:style style:name="P58" style:family="paragraph" style:parent-style-name="Text_20_body">
      <style:text-properties officeooo:rsid="02a13947" officeooo:paragraph-rsid="03639f12"/>
    </style:style>
    <style:style style:name="P59" style:family="paragraph" style:parent-style-name="Text_20_body">
      <style:paragraph-properties fo:text-align="start" style:justify-single-word="false"/>
      <style:text-properties officeooo:rsid="02a13947" officeooo:paragraph-rsid="03639f12"/>
    </style:style>
    <style:style style:name="P60" style:family="paragraph" style:parent-style-name="Text_20_body">
      <style:paragraph-properties fo:text-align="start" style:justify-single-word="false"/>
      <style:text-properties officeooo:rsid="02a13947" officeooo:paragraph-rsid="0359aa0a"/>
    </style:style>
    <style:style style:name="P61" style:family="paragraph" style:parent-style-name="Text_20_body">
      <style:paragraph-properties fo:text-align="start" style:justify-single-word="false"/>
      <style:text-properties officeooo:rsid="0202f779" officeooo:paragraph-rsid="0202f779"/>
    </style:style>
    <style:style style:name="P62" style:family="paragraph" style:parent-style-name="Text_20_body">
      <style:text-properties officeooo:rsid="02a64632" officeooo:paragraph-rsid="02a64632"/>
    </style:style>
    <style:style style:name="P63" style:family="paragraph" style:parent-style-name="Text_20_body">
      <style:text-properties officeooo:rsid="02a64632" officeooo:paragraph-rsid="02a7a40d"/>
    </style:style>
    <style:style style:name="P64" style:family="paragraph" style:parent-style-name="Text_20_body">
      <style:text-properties officeooo:rsid="02abbc40" officeooo:paragraph-rsid="02abbc40"/>
    </style:style>
    <style:style style:name="P65" style:family="paragraph" style:parent-style-name="Text_20_body">
      <style:text-properties officeooo:rsid="02abbc40" officeooo:paragraph-rsid="02acf251"/>
    </style:style>
    <style:style style:name="P66" style:family="paragraph" style:parent-style-name="Text_20_body">
      <style:text-properties officeooo:rsid="02b006b1" officeooo:paragraph-rsid="02b006b1"/>
    </style:style>
    <style:style style:name="P67" style:family="paragraph" style:parent-style-name="Text_20_body">
      <style:text-properties officeooo:rsid="02b006b1" officeooo:paragraph-rsid="0305d5df"/>
    </style:style>
    <style:style style:name="P68" style:family="paragraph" style:parent-style-name="Text_20_body">
      <style:text-properties officeooo:rsid="02b006b1" officeooo:paragraph-rsid="037b9240"/>
    </style:style>
    <style:style style:name="P69" style:family="paragraph" style:parent-style-name="Text_20_body">
      <style:text-properties officeooo:rsid="02b4f811" officeooo:paragraph-rsid="02b4f811"/>
    </style:style>
    <style:style style:name="P70" style:family="paragraph" style:parent-style-name="Text_20_body">
      <style:text-properties officeooo:rsid="02b4f811" officeooo:paragraph-rsid="037b9240"/>
    </style:style>
    <style:style style:name="P71" style:family="paragraph" style:parent-style-name="Text_20_body">
      <style:text-properties officeooo:rsid="02b72915" officeooo:paragraph-rsid="02b72915"/>
    </style:style>
    <style:style style:name="P72" style:family="paragraph" style:parent-style-name="Text_20_body">
      <style:text-properties officeooo:rsid="02b72915" officeooo:paragraph-rsid="037b9240"/>
    </style:style>
    <style:style style:name="P73" style:family="paragraph" style:parent-style-name="Text_20_body">
      <style:text-properties officeooo:rsid="02ba682a" officeooo:paragraph-rsid="02ba682a"/>
    </style:style>
    <style:style style:name="P74" style:family="paragraph" style:parent-style-name="Text_20_body">
      <style:text-properties officeooo:rsid="02bacf5f" officeooo:paragraph-rsid="02bacf5f"/>
    </style:style>
    <style:style style:name="P75" style:family="paragraph" style:parent-style-name="Text_20_body">
      <style:text-properties officeooo:rsid="02c119af" officeooo:paragraph-rsid="02c119af"/>
    </style:style>
    <style:style style:name="P76" style:family="paragraph" style:parent-style-name="Text_20_body">
      <style:text-properties officeooo:rsid="02c36d79" officeooo:paragraph-rsid="02c36d79"/>
    </style:style>
    <style:style style:name="P77" style:family="paragraph" style:parent-style-name="Text_20_body">
      <style:text-properties officeooo:rsid="02c8ed27" officeooo:paragraph-rsid="02c9d163"/>
    </style:style>
    <style:style style:name="P78" style:family="paragraph" style:parent-style-name="Text_20_body">
      <style:text-properties officeooo:rsid="02cc5004" officeooo:paragraph-rsid="02cc5004"/>
    </style:style>
    <style:style style:name="P79" style:family="paragraph" style:parent-style-name="Text_20_body">
      <style:text-properties officeooo:rsid="02cdbeb0" officeooo:paragraph-rsid="02cdbeb0"/>
    </style:style>
    <style:style style:name="P80" style:family="paragraph" style:parent-style-name="Text_20_body">
      <style:text-properties officeooo:rsid="02cf1b49" officeooo:paragraph-rsid="02cf1b49"/>
    </style:style>
    <style:style style:name="P81" style:family="paragraph" style:parent-style-name="Text_20_body">
      <style:text-properties officeooo:rsid="02dae778" officeooo:paragraph-rsid="02dae778"/>
    </style:style>
    <style:style style:name="P82" style:family="paragraph" style:parent-style-name="Text_20_body">
      <style:text-properties officeooo:rsid="02f19778" officeooo:paragraph-rsid="02f19778"/>
    </style:style>
    <style:style style:name="P83" style:family="paragraph" style:parent-style-name="Text_20_body">
      <style:text-properties officeooo:rsid="02f48b93" officeooo:paragraph-rsid="02f48b93"/>
    </style:style>
    <style:style style:name="P84" style:family="paragraph" style:parent-style-name="Text_20_body">
      <style:text-properties officeooo:rsid="02ffa01d" officeooo:paragraph-rsid="02ffa01d"/>
    </style:style>
    <style:style style:name="P85" style:family="paragraph" style:parent-style-name="Text_20_body">
      <style:text-properties officeooo:rsid="03019aee" officeooo:paragraph-rsid="03019aee"/>
    </style:style>
    <style:style style:name="P86" style:family="paragraph" style:parent-style-name="Text_20_body">
      <style:paragraph-properties fo:text-align="start" style:justify-single-word="false"/>
      <style:text-properties officeooo:rsid="01f0ba79" officeooo:paragraph-rsid="01f0ba79"/>
    </style:style>
    <style:style style:name="P87" style:family="paragraph" style:parent-style-name="Text_20_body">
      <style:paragraph-properties fo:text-align="start" style:justify-single-word="false"/>
      <style:text-properties officeooo:rsid="030e929e" officeooo:paragraph-rsid="030e929e"/>
    </style:style>
    <style:style style:name="P88" style:family="paragraph" style:parent-style-name="Text_20_body">
      <style:text-properties officeooo:rsid="031e5db2" officeooo:paragraph-rsid="031e5db2"/>
    </style:style>
    <style:style style:name="P89" style:family="paragraph" style:parent-style-name="Text_20_body">
      <style:text-properties officeooo:rsid="031f540b" officeooo:paragraph-rsid="031f540b"/>
    </style:style>
    <style:style style:name="P90" style:family="paragraph" style:parent-style-name="Text_20_body">
      <style:text-properties officeooo:rsid="032fe60b" officeooo:paragraph-rsid="032fe60b"/>
    </style:style>
    <style:style style:name="P91" style:family="paragraph" style:parent-style-name="Text_20_body">
      <style:text-properties officeooo:rsid="0331aadb" officeooo:paragraph-rsid="0331aadb"/>
    </style:style>
    <style:style style:name="P92" style:family="paragraph" style:parent-style-name="Text_20_body">
      <style:text-properties officeooo:rsid="0336a350" officeooo:paragraph-rsid="0336a350"/>
    </style:style>
    <style:style style:name="P93" style:family="paragraph" style:parent-style-name="Text_20_body">
      <style:text-properties officeooo:rsid="03490997" officeooo:paragraph-rsid="03490997"/>
    </style:style>
    <style:style style:name="P94" style:family="paragraph" style:parent-style-name="Text_20_body">
      <style:text-properties officeooo:rsid="034d472b" officeooo:paragraph-rsid="034d472b"/>
    </style:style>
    <style:style style:name="P95" style:family="paragraph" style:parent-style-name="Text_20_body">
      <style:paragraph-properties fo:text-align="start" style:justify-single-word="false"/>
      <style:text-properties officeooo:rsid="0359aa0a" officeooo:paragraph-rsid="0359aa0a"/>
    </style:style>
    <style:style style:name="P96" style:family="paragraph" style:parent-style-name="Text_20_body">
      <style:text-properties officeooo:rsid="035be570" officeooo:paragraph-rsid="035be570"/>
    </style:style>
    <style:style style:name="P97" style:family="paragraph" style:parent-style-name="Text_20_body">
      <style:text-properties officeooo:rsid="035d8c2d" officeooo:paragraph-rsid="035d8c2d"/>
    </style:style>
    <style:style style:name="P98" style:family="paragraph" style:parent-style-name="Text_20_body">
      <style:text-properties officeooo:rsid="035eb797" officeooo:paragraph-rsid="035eb797"/>
    </style:style>
    <style:style style:name="P99" style:family="paragraph" style:parent-style-name="Text_20_body">
      <style:paragraph-properties fo:text-align="start" style:justify-single-word="false"/>
      <style:text-properties officeooo:rsid="02363e6f" officeooo:paragraph-rsid="02363e6f"/>
    </style:style>
    <style:style style:name="P100" style:family="paragraph" style:parent-style-name="Text_20_body">
      <style:text-properties officeooo:rsid="037652f0" officeooo:paragraph-rsid="037652f0"/>
    </style:style>
    <style:style style:name="P101" style:family="paragraph" style:parent-style-name="Text_20_body">
      <style:text-properties officeooo:rsid="037ecc9a" officeooo:paragraph-rsid="037ecc9a"/>
    </style:style>
    <style:style style:name="P102" style:family="paragraph" style:parent-style-name="Text_20_body">
      <style:text-properties officeooo:rsid="038ab3c1" officeooo:paragraph-rsid="038ab3c1"/>
    </style:style>
    <style:style style:name="P103" style:family="paragraph" style:parent-style-name="Text_20_body">
      <style:text-properties officeooo:rsid="038ab3c1" officeooo:paragraph-rsid="038c09cb"/>
    </style:style>
    <style:style style:name="P104" style:family="paragraph" style:parent-style-name="Title">
      <style:text-properties officeooo:rsid="0251bdbe" officeooo:paragraph-rsid="0251bdbe"/>
    </style:style>
    <style:style style:name="P105" style:family="paragraph" style:parent-style-name="Subtitle">
      <style:text-properties officeooo:rsid="0251bdbe" officeooo:paragraph-rsid="0251bdbe"/>
    </style:style>
    <style:style style:name="P106" style:family="paragraph" style:parent-style-name="Standard">
      <style:paragraph-properties fo:text-align="start" style:justify-single-word="false"/>
      <style:text-properties officeooo:rsid="006a2413"/>
    </style:style>
    <style:style style:name="P107" style:family="paragraph" style:parent-style-name="Standard">
      <style:paragraph-properties fo:text-align="start" style:justify-single-word="false"/>
      <style:text-properties officeooo:paragraph-rsid="02d39616"/>
    </style:style>
    <style:style style:name="P108" style:family="paragraph" style:parent-style-name="Text_20_body">
      <style:paragraph-properties fo:margin-left="0.4925in" fo:margin-right="0in" fo:text-indent="0in" style:auto-text-indent="false"/>
      <style:text-properties officeooo:rsid="02c8ed27" officeooo:paragraph-rsid="02c9d163"/>
    </style:style>
    <style:style style:name="P109" style:family="paragraph" style:parent-style-name="Text_20_body">
      <style:paragraph-properties fo:margin-left="0.4925in" fo:margin-right="0in" fo:text-indent="0in" style:auto-text-indent="false"/>
      <style:text-properties officeooo:rsid="02a64632" officeooo:paragraph-rsid="02a64632"/>
    </style:style>
    <style:style style:name="P110" style:family="paragraph" style:parent-style-name="Text_20_body">
      <style:paragraph-properties fo:margin-left="0.4925in" fo:margin-right="0in" fo:text-indent="0in" style:auto-text-indent="false"/>
      <style:text-properties officeooo:rsid="02b87ce4" officeooo:paragraph-rsid="02b87ce4"/>
    </style:style>
    <style:style style:name="P111" style:family="paragraph" style:parent-style-name="Text_20_body">
      <style:paragraph-properties fo:margin-left="0.4925in" fo:margin-right="0in" fo:text-indent="0in" style:auto-text-indent="false"/>
      <style:text-properties officeooo:rsid="02cdbeb0" officeooo:paragraph-rsid="02cdbeb0"/>
    </style:style>
    <style:style style:name="P112" style:family="paragraph" style:parent-style-name="Text_20_body">
      <style:paragraph-properties fo:margin-left="0.4925in" fo:margin-right="0in" fo:text-indent="0in" style:auto-text-indent="false"/>
      <style:text-properties officeooo:rsid="02cf1b49" officeooo:paragraph-rsid="02cf1b49"/>
    </style:style>
    <style:style style:name="P113"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14"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15"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16"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17" style:family="paragraph" style:parent-style-name="Text_20_body">
      <style:paragraph-properties fo:margin-left="0.4925in" fo:margin-right="0in" fo:text-indent="0in" style:auto-text-indent="false"/>
      <style:text-properties officeooo:rsid="02f48b93" officeooo:paragraph-rsid="02f48b93"/>
    </style:style>
    <style:style style:name="P118" style:family="paragraph" style:parent-style-name="Text_20_body">
      <style:paragraph-properties fo:margin-left="0.4925in" fo:margin-right="0in" fo:text-indent="0in" style:auto-text-indent="false"/>
      <style:text-properties officeooo:rsid="02f4aa13" officeooo:paragraph-rsid="02f4aa13"/>
    </style:style>
    <style:style style:name="P119" style:family="paragraph" style:parent-style-name="Text_20_body">
      <style:paragraph-properties fo:margin-left="0.4925in" fo:margin-right="0in" fo:text-indent="0in" style:auto-text-indent="false"/>
      <style:text-properties officeooo:rsid="02cc5004" officeooo:paragraph-rsid="02cc5004"/>
    </style:style>
    <style:style style:name="P120" style:family="paragraph" style:parent-style-name="Text_20_body">
      <style:paragraph-properties fo:margin-left="0.4925in" fo:margin-right="0in" fo:text-indent="0in" style:auto-text-indent="false"/>
      <style:text-properties officeooo:rsid="0336a350" officeooo:paragraph-rsid="0336a350"/>
    </style:style>
    <style:style style:name="P121" style:family="paragraph" style:parent-style-name="Text_20_body">
      <style:paragraph-properties fo:margin-left="0in" fo:margin-right="0in" fo:text-indent="0in" style:auto-text-indent="false"/>
      <style:text-properties officeooo:rsid="02f4aa13" officeooo:paragraph-rsid="02f4aa13"/>
    </style:style>
    <style:style style:name="P122" style:family="paragraph" style:parent-style-name="Text_20_body">
      <style:paragraph-properties fo:margin-left="0in" fo:margin-right="0in" fo:text-indent="0in" style:auto-text-indent="false"/>
      <style:text-properties officeooo:rsid="0336a350" officeooo:paragraph-rsid="0336a350"/>
    </style:style>
    <style:style style:name="P123" style:family="paragraph" style:parent-style-name="Text_20_body">
      <style:paragraph-properties fo:margin-left="0in" fo:margin-right="0in" fo:text-indent="0in" style:auto-text-indent="false"/>
      <style:text-properties officeooo:rsid="03379fb7" officeooo:paragraph-rsid="03379fb7"/>
    </style:style>
    <style:style style:name="P124" style:family="paragraph" style:parent-style-name="Text_20_body">
      <style:paragraph-properties fo:margin-left="0in" fo:margin-right="0in" fo:text-indent="0in" style:auto-text-indent="false"/>
      <style:text-properties officeooo:rsid="03399bfd" officeooo:paragraph-rsid="03399bfd"/>
    </style:style>
    <style:style style:name="P125" style:family="paragraph" style:parent-style-name="Text_20_body">
      <style:paragraph-properties fo:margin-left="0in" fo:margin-right="0in" fo:text-indent="0in" style:auto-text-indent="false"/>
      <style:text-properties officeooo:rsid="033b6350" officeooo:paragraph-rsid="03459d68"/>
    </style:style>
    <style:style style:name="P126" style:family="paragraph" style:parent-style-name="Text_20_body">
      <style:paragraph-properties fo:margin-left="0in" fo:margin-right="0in" fo:text-indent="0in" style:auto-text-indent="false"/>
      <style:text-properties officeooo:rsid="03410fac" officeooo:paragraph-rsid="03410fac"/>
    </style:style>
    <style:style style:name="P127" style:family="paragraph" style:parent-style-name="Text_20_body">
      <style:paragraph-properties fo:margin-left="0in" fo:margin-right="0in" fo:text-indent="0in" style:auto-text-indent="false"/>
      <style:text-properties officeooo:rsid="03410fac" officeooo:paragraph-rsid="03459d68"/>
    </style:style>
    <style:style style:name="P128"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29" style:family="paragraph" style:parent-style-name="Text_20_body" style:list-style-name="L1">
      <style:text-properties officeooo:rsid="029a621f" officeooo:paragraph-rsid="029a621f"/>
    </style:style>
    <style:style style:name="P130" style:family="paragraph" style:parent-style-name="Text_20_body" style:list-style-name="L1">
      <style:text-properties officeooo:rsid="029af454" officeooo:paragraph-rsid="029af454"/>
    </style:style>
    <style:style style:name="P131" style:family="paragraph" style:parent-style-name="Text_20_body" style:list-style-name="L2">
      <style:text-properties officeooo:rsid="028098ec" officeooo:paragraph-rsid="028098ec"/>
    </style:style>
    <style:style style:name="P132" style:family="paragraph" style:parent-style-name="Text_20_body" style:list-style-name="L2">
      <style:text-properties officeooo:rsid="02b31ec4" officeooo:paragraph-rsid="02b31ec4"/>
    </style:style>
    <style:style style:name="P133" style:family="paragraph" style:parent-style-name="Text_20_body" style:list-style-name="L2">
      <style:text-properties officeooo:rsid="03712b81" officeooo:paragraph-rsid="03712b81"/>
    </style:style>
    <style:style style:name="P134" style:family="paragraph" style:parent-style-name="Text_20_body" style:list-style-name="L2">
      <style:text-properties officeooo:rsid="0279dac1" officeooo:paragraph-rsid="0279dac1"/>
    </style:style>
    <style:style style:name="P135" style:family="paragraph" style:parent-style-name="Text_20_body">
      <style:text-properties style:font-name="Liberation Serif" fo:font-size="12pt" officeooo:rsid="032bbb2b" officeooo:paragraph-rsid="032bbb2b" style:font-size-asian="10.5pt" style:font-size-complex="12pt"/>
    </style:style>
    <style:style style:name="P136" style:family="paragraph" style:parent-style-name="Text_20_body">
      <style:text-properties style:font-name="Liberation Serif" fo:font-size="12pt" officeooo:rsid="032bbb2b" officeooo:paragraph-rsid="03a1518e" style:font-size-asian="10.5pt" style:font-size-complex="12pt"/>
    </style:style>
    <style:style style:name="P137" style:family="paragraph" style:parent-style-name="Text_20_body">
      <style:text-properties style:font-name="Liberation Serif" fo:font-size="12pt" officeooo:rsid="03a1518e" officeooo:paragraph-rsid="03a1518e" style:font-size-asian="10.5pt" style:font-size-complex="12pt"/>
    </style:style>
    <style:style style:name="P138" style:family="paragraph" style:parent-style-name="Text_20_body">
      <style:text-properties style:font-name="Courier 10 Pitch" fo:font-size="10pt" officeooo:rsid="032bbb2b" officeooo:paragraph-rsid="03a1518e" style:font-size-asian="10pt" style:font-size-complex="10pt"/>
    </style:style>
    <style:style style:name="P139" style:family="paragraph" style:parent-style-name="Text_20_body">
      <style:paragraph-properties fo:margin-left="0in" fo:margin-right="0in" fo:text-indent="0in" style:auto-text-indent="false"/>
      <style:text-properties officeooo:paragraph-rsid="02f4aa13"/>
    </style:style>
    <style:style style:name="P140" style:family="paragraph" style:parent-style-name="Heading_20_1">
      <style:paragraph-properties fo:break-before="page"/>
    </style:style>
    <style:style style:name="P141" style:family="paragraph" style:parent-style-name="Heading_20_1">
      <style:paragraph-properties fo:break-before="page"/>
      <style:text-properties officeooo:rsid="02ab5948" officeooo:paragraph-rsid="02ab5948"/>
    </style:style>
    <style:style style:name="P142" style:family="paragraph" style:parent-style-name="Heading_20_1">
      <style:paragraph-properties fo:break-before="page"/>
      <style:text-properties officeooo:rsid="02b006b1" officeooo:paragraph-rsid="02b006b1"/>
    </style:style>
    <style:style style:name="P143" style:family="paragraph" style:parent-style-name="Heading_20_1">
      <style:paragraph-properties fo:break-before="page"/>
      <style:text-properties officeooo:rsid="03055587" officeooo:paragraph-rsid="03055587"/>
    </style:style>
    <style:style style:name="P144" style:family="paragraph" style:parent-style-name="Heading_20_1">
      <style:paragraph-properties fo:break-before="page"/>
      <style:text-properties officeooo:rsid="0369b5f5" officeooo:paragraph-rsid="0369b5f5"/>
    </style:style>
    <style:style style:name="P145" style:family="paragraph" style:parent-style-name="Heading_20_1">
      <style:paragraph-properties fo:break-before="page"/>
      <style:text-properties officeooo:rsid="02c119af" officeooo:paragraph-rsid="02c119af"/>
    </style:style>
    <style:style style:name="P146" style:family="paragraph" style:parent-style-name="Heading_20_1">
      <style:paragraph-properties fo:break-before="page"/>
      <style:text-properties officeooo:rsid="02840250" officeooo:paragraph-rsid="02840250"/>
    </style:style>
    <style:style style:name="P147" style:family="paragraph" style:parent-style-name="Heading_20_1">
      <style:paragraph-properties fo:break-before="page"/>
      <style:text-properties officeooo:rsid="028d3a22" officeooo:paragraph-rsid="028d3a22"/>
    </style:style>
    <style:style style:name="P148" style:family="paragraph" style:parent-style-name="Heading_20_1">
      <style:paragraph-properties fo:break-before="page"/>
      <style:text-properties officeooo:rsid="02dae778" officeooo:paragraph-rsid="02dae778"/>
    </style:style>
    <style:style style:name="P149" style:family="paragraph" style:parent-style-name="Heading_20_1">
      <style:paragraph-properties fo:break-before="page"/>
      <style:text-properties officeooo:rsid="0292c63c" officeooo:paragraph-rsid="0292c63c"/>
    </style:style>
    <style:style style:name="P150" style:family="paragraph" style:parent-style-name="Heading_20_1">
      <style:paragraph-properties fo:break-before="page"/>
      <style:text-properties officeooo:rsid="03879c3f" officeooo:paragraph-rsid="03879c3f"/>
    </style:style>
    <style:style style:name="P151" style:family="paragraph" style:parent-style-name="Heading_20_1">
      <style:paragraph-properties fo:break-before="page"/>
      <style:text-properties officeooo:rsid="025c94a4" officeooo:paragraph-rsid="025c94a4"/>
    </style:style>
    <style:style style:name="P152" style:family="paragraph" style:parent-style-name="Heading_20_1">
      <style:paragraph-properties fo:break-before="page"/>
      <style:text-properties officeooo:rsid="035cb5bb" officeooo:paragraph-rsid="035cb5bb"/>
    </style:style>
    <style:style style:name="P153" style:family="paragraph" style:parent-style-name="Heading_20_1">
      <style:paragraph-properties fo:break-before="page"/>
      <style:text-properties officeooo:rsid="035ba004" officeooo:paragraph-rsid="035ba004"/>
    </style:style>
    <style:style style:name="P154" style:family="paragraph" style:parent-style-name="Heading_20_1">
      <style:paragraph-properties fo:break-before="page"/>
      <style:text-properties officeooo:rsid="0279dac1" officeooo:paragraph-rsid="0279dac1"/>
    </style:style>
    <style:style style:name="P155" style:family="paragraph" style:parent-style-name="Heading_20_1">
      <style:paragraph-properties fo:break-before="page"/>
      <style:text-properties officeooo:rsid="031e5db2" officeooo:paragraph-rsid="031e5db2"/>
    </style:style>
    <style:style style:name="P156" style:family="paragraph" style:parent-style-name="Heading_20_1">
      <style:paragraph-properties fo:break-before="page"/>
      <style:text-properties officeooo:rsid="032fe60b" officeooo:paragraph-rsid="032fe60b"/>
    </style:style>
    <style:style style:name="P157" style:family="paragraph" style:parent-style-name="Heading_20_1">
      <style:paragraph-properties fo:break-before="page"/>
      <style:text-properties officeooo:rsid="02a44c5b" officeooo:paragraph-rsid="02a44c5b"/>
    </style:style>
    <style:style style:name="P158" style:family="paragraph" style:parent-style-name="Heading_20_1">
      <style:paragraph-properties fo:break-before="page"/>
      <style:text-properties officeooo:rsid="0284a8c2" officeooo:paragraph-rsid="0284a8c2"/>
    </style:style>
    <style:style style:name="P159" style:family="paragraph" style:parent-style-name="Heading_20_1">
      <style:paragraph-properties fo:break-before="page"/>
      <style:text-properties officeooo:rsid="02f19778" officeooo:paragraph-rsid="02f19778"/>
    </style:style>
    <style:style style:name="P160" style:family="paragraph" style:parent-style-name="Heading_20_1">
      <style:paragraph-properties fo:break-before="page"/>
      <style:text-properties officeooo:rsid="02a13947" officeooo:paragraph-rsid="03639f12"/>
    </style:style>
    <style:style style:name="P161" style:family="paragraph" style:parent-style-name="Heading_20_1">
      <style:paragraph-properties fo:break-before="page"/>
      <style:text-properties officeooo:rsid="03490997" officeooo:paragraph-rsid="03490997"/>
    </style:style>
    <style:style style:name="P162" style:family="paragraph" style:parent-style-name="Heading_20_1">
      <style:paragraph-properties fo:break-before="page"/>
      <style:text-properties officeooo:rsid="03019aee" officeooo:paragraph-rsid="03019aee"/>
    </style:style>
    <style:style style:name="P163" style:family="paragraph" style:parent-style-name="Heading_20_1">
      <style:paragraph-properties fo:break-before="page"/>
      <style:text-properties officeooo:rsid="02fdf977" officeooo:paragraph-rsid="02fdf977"/>
    </style:style>
    <style:style style:name="P164" style:family="paragraph" style:parent-style-name="Contents_20_1">
      <style:paragraph-properties>
        <style:tab-stops>
          <style:tab-stop style:position="6.9252in" style:type="right" style:leader-style="dotted" style:leader-text="."/>
        </style:tab-stops>
      </style:paragraph-properties>
    </style:style>
    <style:style style:name="P165"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7ddd64" style:font-style-asian="normal" style:font-style-complex="normal"/>
    </style:style>
    <style:style style:name="T21" style:family="text">
      <style:text-properties fo:font-style="normal" officeooo:rsid="0398453a" style:font-style-asian="normal" style:font-style-complex="normal"/>
    </style:style>
    <style:style style:name="T22" style:family="text">
      <style:text-properties officeooo:rsid="02039373"/>
    </style:style>
    <style:style style:name="T23" style:family="text">
      <style:text-properties officeooo:rsid="0213c4ca"/>
    </style:style>
    <style:style style:name="T24" style:family="text">
      <style:text-properties officeooo:rsid="02160567"/>
    </style:style>
    <style:style style:name="T25" style:family="text">
      <style:text-properties officeooo:rsid="021759de"/>
    </style:style>
    <style:style style:name="T26" style:family="text">
      <style:text-properties officeooo:rsid="02190f0f"/>
    </style:style>
    <style:style style:name="T27" style:family="text">
      <style:text-properties officeooo:rsid="021c9192"/>
    </style:style>
    <style:style style:name="T28" style:family="text">
      <style:text-properties officeooo:rsid="021f3797"/>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39bcc"/>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5ef972"/>
    </style:style>
    <style:style style:name="T44" style:family="text">
      <style:text-properties officeooo:rsid="0264d1bf"/>
    </style:style>
    <style:style style:name="T45" style:family="text">
      <style:text-properties officeooo:rsid="026663bc"/>
    </style:style>
    <style:style style:name="T46" style:family="text">
      <style:text-properties officeooo:rsid="026b0726"/>
    </style:style>
    <style:style style:name="T47" style:family="text">
      <style:text-properties officeooo:rsid="02721663"/>
    </style:style>
    <style:style style:name="T48" style:family="text">
      <style:text-properties officeooo:rsid="02741253"/>
    </style:style>
    <style:style style:name="T49" style:family="text">
      <style:text-properties officeooo:rsid="0276eb45"/>
    </style:style>
    <style:style style:name="T50" style:family="text">
      <style:text-properties officeooo:rsid="027c9bde"/>
    </style:style>
    <style:style style:name="T51" style:family="text">
      <style:text-properties officeooo:rsid="028098ec"/>
    </style:style>
    <style:style style:name="T52" style:family="text">
      <style:text-properties officeooo:rsid="0284a8c2"/>
    </style:style>
    <style:style style:name="T53" style:family="text">
      <style:text-properties officeooo:rsid="028557bd"/>
    </style:style>
    <style:style style:name="T54" style:family="text">
      <style:text-properties officeooo:rsid="02869d34"/>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2d72c"/>
    </style:style>
    <style:style style:name="T64" style:family="text">
      <style:text-properties officeooo:rsid="02b4f811"/>
    </style:style>
    <style:style style:name="T65" style:family="text">
      <style:text-properties officeooo:rsid="02bdf97c"/>
    </style:style>
    <style:style style:name="T66" style:family="text">
      <style:text-properties officeooo:rsid="02c75d02"/>
    </style:style>
    <style:style style:name="T67" style:family="text">
      <style:text-properties officeooo:rsid="02c9d163"/>
    </style:style>
    <style:style style:name="T68" style:family="text">
      <style:text-properties officeooo:rsid="02d08d19"/>
    </style:style>
    <style:style style:name="T69" style:family="text">
      <style:text-properties officeooo:rsid="02dcb14a"/>
    </style:style>
    <style:style style:name="T70" style:family="text">
      <style:text-properties officeooo:rsid="02e23c29"/>
    </style:style>
    <style:style style:name="T71" style:family="text">
      <style:text-properties officeooo:rsid="02e2eb9c"/>
    </style:style>
    <style:style style:name="T72" style:family="text">
      <style:text-properties officeooo:rsid="02e4a841"/>
    </style:style>
    <style:style style:name="T73" style:family="text">
      <style:text-properties officeooo:rsid="02e89e30"/>
    </style:style>
    <style:style style:name="T74" style:family="text">
      <style:text-properties officeooo:rsid="02ea1b68"/>
    </style:style>
    <style:style style:name="T75" style:family="text">
      <style:text-properties officeooo:rsid="02ebbbeb"/>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34d24"/>
    </style:style>
    <style:style style:name="T82" style:family="text">
      <style:text-properties officeooo:rsid="03048e78"/>
    </style:style>
    <style:style style:name="T83" style:family="text">
      <style:text-properties officeooo:rsid="0305d5df"/>
    </style:style>
    <style:style style:name="T84" style:family="text">
      <style:text-properties officeooo:rsid="0318819b"/>
    </style:style>
    <style:style style:name="T85" style:family="text">
      <style:text-properties officeooo:rsid="03194c58"/>
    </style:style>
    <style:style style:name="T86" style:family="text">
      <style:text-properties officeooo:rsid="031a55fa"/>
    </style:style>
    <style:style style:name="T87" style:family="text">
      <style:text-properties officeooo:rsid="03313e48"/>
    </style:style>
    <style:style style:name="T88" style:family="text">
      <style:text-properties officeooo:rsid="0332c4d8"/>
    </style:style>
    <style:style style:name="T89" style:family="text">
      <style:text-properties officeooo:rsid="03340133"/>
    </style:style>
    <style:style style:name="T90" style:family="text">
      <style:text-properties officeooo:rsid="03343725"/>
    </style:style>
    <style:style style:name="T91" style:family="text">
      <style:text-properties officeooo:rsid="033b6350"/>
    </style:style>
    <style:style style:name="T92" style:family="text">
      <style:text-properties officeooo:rsid="033cbae9"/>
    </style:style>
    <style:style style:name="T93" style:family="text">
      <style:text-properties officeooo:rsid="0342f640"/>
    </style:style>
    <style:style style:name="T94" style:family="text">
      <style:text-properties officeooo:rsid="03493650"/>
    </style:style>
    <style:style style:name="T95" style:family="text">
      <style:text-properties officeooo:rsid="0349ec5b"/>
    </style:style>
    <style:style style:name="T96" style:family="text">
      <style:text-properties officeooo:rsid="034f8271"/>
    </style:style>
    <style:style style:name="T97" style:family="text">
      <style:text-properties officeooo:rsid="03534f46"/>
    </style:style>
    <style:style style:name="T98" style:family="text">
      <style:text-properties officeooo:rsid="0357427d"/>
    </style:style>
    <style:style style:name="T99" style:family="text">
      <style:text-properties officeooo:rsid="03599bba"/>
    </style:style>
    <style:style style:name="T100" style:family="text">
      <style:text-properties officeooo:rsid="0359ae03"/>
    </style:style>
    <style:style style:name="T101" style:family="text">
      <style:text-properties officeooo:rsid="035be570"/>
    </style:style>
    <style:style style:name="T102" style:family="text">
      <style:text-properties officeooo:rsid="0360293b"/>
    </style:style>
    <style:style style:name="T103" style:family="text">
      <style:text-properties officeooo:rsid="0361d4c2"/>
    </style:style>
    <style:style style:name="T104" style:family="text">
      <style:text-properties officeooo:rsid="0362a0f5"/>
    </style:style>
    <style:style style:name="T105" style:family="text">
      <style:text-properties officeooo:rsid="03639f12"/>
    </style:style>
    <style:style style:name="T106" style:family="text">
      <style:text-properties officeooo:rsid="0367cc30"/>
    </style:style>
    <style:style style:name="T107" style:family="text">
      <style:text-properties officeooo:rsid="036868d9"/>
    </style:style>
    <style:style style:name="T108" style:family="text">
      <style:text-properties officeooo:rsid="03697cac"/>
    </style:style>
    <style:style style:name="T109" style:family="text">
      <style:text-properties officeooo:rsid="036aa115"/>
    </style:style>
    <style:style style:name="T110" style:family="text">
      <style:text-properties officeooo:rsid="036c9e81"/>
    </style:style>
    <style:style style:name="T111" style:family="text">
      <style:text-properties officeooo:rsid="036d1f7a"/>
    </style:style>
    <style:style style:name="T112" style:family="text">
      <style:text-properties officeooo:rsid="036e41ac"/>
    </style:style>
    <style:style style:name="T113" style:family="text">
      <style:text-properties officeooo:rsid="0371f7c6"/>
    </style:style>
    <style:style style:name="T114" style:family="text">
      <style:text-properties officeooo:rsid="03748cbf"/>
    </style:style>
    <style:style style:name="T115" style:family="text">
      <style:text-properties officeooo:rsid="0377f027"/>
    </style:style>
    <style:style style:name="T116" style:family="text">
      <style:text-properties officeooo:rsid="037903c9"/>
    </style:style>
    <style:style style:name="T117" style:family="text">
      <style:text-properties officeooo:rsid="0379b619"/>
    </style:style>
    <style:style style:name="T118" style:family="text">
      <style:text-properties officeooo:rsid="037b9240"/>
    </style:style>
    <style:style style:name="T119" style:family="text">
      <style:text-properties officeooo:rsid="037e52cd"/>
    </style:style>
    <style:style style:name="T120" style:family="text">
      <style:text-properties officeooo:rsid="0380f859"/>
    </style:style>
    <style:style style:name="T121" style:family="text">
      <style:text-properties officeooo:rsid="038210ed"/>
    </style:style>
    <style:style style:name="T122" style:family="text">
      <style:text-properties officeooo:rsid="0382de4b"/>
    </style:style>
    <style:style style:name="T123" style:family="text">
      <style:text-properties officeooo:rsid="03858014"/>
    </style:style>
    <style:style style:name="T124" style:family="text">
      <style:text-properties officeooo:rsid="038b2410"/>
    </style:style>
    <style:style style:name="T125" style:family="text">
      <style:text-properties officeooo:rsid="038c09cb"/>
    </style:style>
    <style:style style:name="T126" style:family="text">
      <style:text-properties officeooo:rsid="038db67b"/>
    </style:style>
    <style:style style:name="T127" style:family="text">
      <style:text-properties officeooo:rsid="038eeba8"/>
    </style:style>
    <style:style style:name="T128" style:family="text">
      <style:text-properties officeooo:rsid="038f492d"/>
    </style:style>
    <style:style style:name="T129" style:family="text">
      <style:text-properties officeooo:rsid="0390efb8"/>
    </style:style>
    <style:style style:name="T130" style:family="text">
      <style:text-properties officeooo:rsid="03926fe3"/>
    </style:style>
    <style:style style:name="T131" style:family="text">
      <style:text-properties officeooo:rsid="03946d06"/>
    </style:style>
    <style:style style:name="T132" style:family="text">
      <style:text-properties officeooo:rsid="03960fa6"/>
    </style:style>
    <style:style style:name="T133" style:family="text">
      <style:text-properties officeooo:rsid="0397ee97"/>
    </style:style>
    <style:style style:name="T134" style:family="text">
      <style:text-properties officeooo:rsid="039a21ba"/>
    </style:style>
    <style:style style:name="T135" style:family="text">
      <style:text-properties officeooo:rsid="039a8693"/>
    </style:style>
    <style:style style:name="T136" style:family="text">
      <style:text-properties officeooo:rsid="039b5736"/>
    </style:style>
    <style:style style:name="T137" style:family="text">
      <style:text-properties officeooo:rsid="039cdd45"/>
    </style:style>
    <style:style style:name="T138" style:family="text">
      <style:text-properties officeooo:rsid="03a1518e"/>
    </style:style>
    <style:style style:name="T139" style:family="text">
      <style:text-properties officeooo:rsid="03a2fa0b"/>
    </style:style>
    <style:style style:name="T140" style:family="text">
      <style:text-properties officeooo:rsid="03a3fba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Smoke</text:p>
      <text:p text:style-name="P105">An Android <text:span text:style-name="T41">Echo Software </text:span>Application</text:p>
      <text:p text:style-name="P37"/>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5"><text:a xlink:type="simple" xlink:href="#__RefHeading__697_1754408385" text:style-name="Index_20_Link" text:visited-style-name="Index_20_Link">About<text:tab/>3</text:a></text:p>
          <text:p text:style-name="P164"><text:a xlink:type="simple" xlink:href="#__RefHeading___Toc505_1878324060" text:style-name="Index_20_Link" text:visited-style-name="Index_20_Link">Activity Authenticate<text:tab/>4</text:a></text:p>
          <text:p text:style-name="P164"><text:a xlink:type="simple" xlink:href="#__RefHeading___Toc507_1878324060" text:style-name="Index_20_Link" text:visited-style-name="Index_20_Link">Activity Chat<text:tab/>5</text:a></text:p>
          <text:p text:style-name="P164"><text:a xlink:type="simple" xlink:href="#__RefHeading___Toc792_736866454" text:style-name="Index_20_Link" text:visited-style-name="Index_20_Link">Activity Fire<text:tab/>6</text:a></text:p>
          <text:p text:style-name="P164"><text:a xlink:type="simple" xlink:href="#__RefHeading___Toc1466_883854242" text:style-name="Index_20_Link" text:visited-style-name="Index_20_Link">Activity Member Chat<text:tab/>7</text:a></text:p>
          <text:p text:style-name="P164"><text:a xlink:type="simple" xlink:href="#__RefHeading___Toc513_1878324060" text:style-name="Index_20_Link" text:visited-style-name="Index_20_Link">Activity Settings<text:tab/>8</text:a></text:p>
          <text:p text:style-name="P164"><text:a xlink:type="simple" xlink:href="#__RefHeading___Toc145_1035930204" text:style-name="Index_20_Link" text:visited-style-name="Index_20_Link">Android<text:tab/>9</text:a></text:p>
          <text:p text:style-name="P164"><text:a xlink:type="simple" xlink:href="#__RefHeading___Toc790_1689950355" text:style-name="Index_20_Link" text:visited-style-name="Index_20_Link">Congestion Control<text:tab/>10</text:a></text:p>
          <text:p text:style-name="P164"><text:a xlink:type="simple" xlink:href="#__RefHeading___Toc445_1428144265" text:style-name="Index_20_Link" text:visited-style-name="Index_20_Link">Corrupted Database Values<text:tab/>11</text:a></text:p>
          <text:p text:style-name="P164"><text:a xlink:type="simple" xlink:href="#__RefHeading___Toc199_1272986993" text:style-name="Index_20_Link" text:visited-style-name="Index_20_Link">Database Containers<text:tab/>12</text:a></text:p>
          <text:p text:style-name="P164"><text:a xlink:type="simple" xlink:href="#__RefHeading___Toc733_353659540" text:style-name="Index_20_Link" text:visited-style-name="Index_20_Link">Developers<text:tab/>13</text:a></text:p>
          <text:p text:style-name="P164"><text:a xlink:type="simple" xlink:href="#__RefHeading___Toc100_1369832164" text:style-name="Index_20_Link" text:visited-style-name="Index_20_Link">Discovery via Cryptography<text:tab/>14</text:a></text:p>
          <text:p text:style-name="P164"><text:a xlink:type="simple" xlink:href="#__RefHeading___Toc468_783998592" text:style-name="Index_20_Link" text:visited-style-name="Index_20_Link">Exchanging Private Credentials<text:tab/>15</text:a></text:p>
          <text:p text:style-name="P164"><text:a xlink:type="simple" xlink:href="#__RefHeading___Toc1594_225190499" text:style-name="Index_20_Link" text:visited-style-name="Index_20_Link">Fiasco Keys<text:tab/>16</text:a></text:p>
          <text:p text:style-name="P164"><text:a xlink:type="simple" xlink:href="#__RefHeading___Toc311_1980819345" text:style-name="Index_20_Link" text:visited-style-name="Index_20_Link">Fire<text:tab/>17</text:a></text:p>
          <text:p text:style-name="P164"><text:a xlink:type="simple" xlink:href="#__RefHeading___Toc1464_739530787" text:style-name="Index_20_Link" text:visited-style-name="Index_20_Link">Forward Secrecy and SmokeStack<text:tab/>18</text:a></text:p>
          <text:p text:style-name="P164"><text:a xlink:type="simple" xlink:href="#__RefHeading___Toc83_222518397" text:style-name="Index_20_Link" text:visited-style-name="Index_20_Link">Inflate<text:tab/>19</text:a></text:p>
          <text:p text:style-name="P164"><text:a xlink:type="simple" xlink:href="#__RefHeading___Toc1449_1436150141" text:style-name="Index_20_Link" text:visited-style-name="Index_20_Link">Local Broadcast Manager<text:tab/>20</text:a></text:p>
          <text:p text:style-name="P164"><text:a xlink:type="simple" xlink:href="#__RefHeading___Toc372_292885038" text:style-name="Index_20_Link" text:visited-style-name="Index_20_Link">McEliece CCA2<text:tab/>21</text:a></text:p>
          <text:p text:style-name="P164"><text:a xlink:type="simple" xlink:href="#__RefHeading___Toc848_1547525695" text:style-name="Index_20_Link" text:visited-style-name="Index_20_Link">Message Structures<text:tab/>22</text:a></text:p>
          <text:p text:style-name="P164"><text:a xlink:type="simple" xlink:href="#__RefHeading___Toc852_1547525695" text:style-name="Index_20_Link" text:visited-style-name="Index_20_Link">Neighbors<text:tab/>30</text:a></text:p>
          <text:p text:style-name="P164"><text:a xlink:type="simple" xlink:href="#__RefHeading___Toc503_1878324060" text:style-name="Index_20_Link" text:visited-style-name="Index_20_Link">New Installation<text:tab/>31</text:a></text:p>
          <text:p text:style-name="P164"><text:a xlink:type="simple" xlink:href="#__RefHeading___Toc792_1689950355" text:style-name="Index_20_Link" text:visited-style-name="Index_20_Link">Outbound Queues<text:tab/>32</text:a></text:p>
          <text:p text:style-name="P164"><text:a xlink:type="simple" xlink:href="#__RefHeading___Toc143_1035930204" text:style-name="Index_20_Link" text:visited-style-name="Index_20_Link">Ozone Address<text:tab/>33</text:a></text:p>
          <text:p text:style-name="P164"><text:a xlink:type="simple" xlink:href="#__RefHeading___Toc749_353659540" text:style-name="Index_20_Link" text:visited-style-name="Index_20_Link">Participants<text:tab/>34</text:a></text:p>
          <text:p text:style-name="P164"><text:a xlink:type="simple" xlink:href="#__RefHeading___Toc256_1329608135" text:style-name="Index_20_Link" text:visited-style-name="Index_20_Link">Private Public-Key Server<text:tab/>35</text:a></text:p>
          <text:p text:style-name="P164"><text:a xlink:type="simple" xlink:href="#__RefHeading___Toc39_1222626670" text:style-name="Index_20_Link" text:visited-style-name="Index_20_Link">Smoke Identities<text:tab/>36</text:a></text:p>
          <text:p text:style-name="P164"><text:a xlink:type="simple" xlink:href="#__RefHeading___Toc1545_532530284" text:style-name="Index_20_Link" text:visited-style-name="Index_20_Link">Software Distribution<text:tab/>37</text:a></text:p>
          <text:p text:style-name="P164"><text:a xlink:type="simple" xlink:href="#__RefHeading___Toc226_1901209788" text:style-name="Index_20_Link" text:visited-style-name="Index_20_Link">TCP, UDP Protocols<text:tab/>38</text:a></text:p>
          <text:p text:style-name="P164"><text:a xlink:type="simple" xlink:href="#__RefHeading___Toc857_1547525695" text:style-name="Index_20_Link" text:visited-style-name="Index_20_Link">Thread Utilization<text:tab/>39</text:a></text:p>
          <text:p text:style-name="P164"><text:a xlink:type="simple" xlink:href="#__RefHeading___Toc789_736866454" text:style-name="Index_20_Link" text:visited-style-name="Index_20_Link">UDP Datagrams<text:tab/>40</text:a></text:p>
          <text:p text:style-name="P164"><text:a xlink:type="simple" xlink:href="#__RefHeading___Toc785_736866454" text:style-name="Index_20_Link" text:visited-style-name="Index_20_Link">Verifying Public-Key Ownership<text:tab/>41</text:a></text:p>
        </text:index-body>
      </text:table-of-content>
      <text:p text:style-name="Standard"/>
      <text:h text:style-name="P140" text:outline-level="1"><text:bookmark-start text:name="__RefHeading__697_1754408385"/>About<text:bookmark-end text:name="__RefHeading__697_1754408385"/></text:h>
      <text:p text:style-name="P107">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107"/>
      <text:p text:style-name="P107"><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06"/>
      <text:h text:style-name="P141" text:outline-level="1"><text:bookmark-start text:name="__RefHeading___Toc505_1878324060"/>Activity Authenticate<text:bookmark-end text:name="__RefHeading___Toc505_1878324060"/></text:h>
      <text:p text:style-name="P65">After launching a prepared Smoke installatio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65">Smoke may also be reset within the Authenticate activity.</text:p>
      <text:p text:style-name="P64"/>
      <text:h text:style-name="P142" text:outline-level="1"><text:bookmark-start text:name="__RefHeading___Toc507_1878324060"/>Activity Chat<text:bookmark-end text:name="__RefHeading___Toc507_1878324060"/></text:h>
      <text:p text:style-name="P66">The Chat activity is one of <text:span text:style-name="T107">three</text:span> messaging activities. <text:span text:style-name="T64">From this activity, one may message one or more defined participants. If Smoke is connected to at least one network peer, a green network icon is displayed. Otherwise, a red network icon is displayed.</text:span></text:p>
      <text:p text:style-name="P69">Before a <text:span text:style-name="T80">messaging </text:span>session may begin <text:span text:style-name="T70">between two participants</text:span>, <text:span text:style-name="T70">the parties</text:span> must exchange private key material. <text:span text:style-name="T71">Exchanging private key material</text:span> may be achieved via the Call <text:span text:style-name="T65">and Custom Session mechanisms.</text:span></text:p>
      <text:p text:style-name="P71">A context menu may be activated by pressing and holding on the <text:span text:style-name="T96">right-hand</text:span> <text:span text:style-name="T15">Participants </text:span><text:span text:style-name="T9">widget. </text:span><text:span text:style-name="T19">Context-m</text:span><text:span text:style-name="T12">enu items are described below.</text:span></text:p>
      <text:p text:style-name="P2">Custom Session</text:p>
      <text:p text:style-name="P115">Private key material may be generated per the selected participant. The generated material is not <text:span text:style-name="T72">transfered</text:span> on the network.</text:p>
      <text:p text:style-name="P128">New Window</text:p>
      <text:p text:style-name="P128"><text:tab/>Display a new Member Chat activity.</text:p>
      <text:p text:style-name="P2">Optional Signatures</text:p>
      <text:p text:style-name="P110"><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4">Purge Session</text:p>
      <text:p text:style-name="P73"><text:span text:style-name="T9"><text:tab/>Discard private key material </text:span><text:span text:style-name="T13">for the specified participant.</text:span></text:p>
      <text:p text:style-name="P5">Refresh Participants Table</text:p>
      <text:p text:style-name="P74"><text:span text:style-name="T9"><text:tab/>Refresh the </text:span><text:span text:style-name="T15">P</text:span><text:span text:style-name="T9">articipants </text:span><text:span text:style-name="T17">widget</text:span><text:span text:style-name="T9">.</text:span></text:p>
      <text:p text:style-name="P5">Retrieve Messages</text:p>
      <text:p text:style-name="P113">Retrieve messages from SmokeStack instances. An Ozone and an active network must be present <text:span text:style-name="T73">for this option to be enabled.</text:span></text:p>
      <text:p text:style-name="P7">Show Details</text:p>
      <text:p text:style-name="P7"><text:tab/>Disable or enable various <text:span text:style-name="T74">Participants details.</text:span></text:p>
      <text:p text:style-name="P7">Show Icons</text:p>
      <text:p text:style-name="P7"><text:tab/>Disable or enable participant <text:span text:style-name="T75">presence </text:span>icons.</text:p>
      <text:p text:style-name="P7"/>
      <text:h text:style-name="P143" text:outline-level="1"><text:bookmark-start text:name="__RefHeading___Toc792_736866454"/>Activity Fire<text:bookmark-end text:name="__RefHeading___Toc792_736866454"/></text:h>
      <text:p text:style-name="P67">The <text:span text:style-name="T83">Fire</text:span> activity is one of <text:span text:style-name="T108">three</text:span> messaging activities. <text:span text:style-name="T64">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67"/>
      <text:h text:style-name="P144" text:outline-level="1"><text:bookmark-start text:name="__RefHeading___Toc1466_883854242"/>Activity Member Chat<text:bookmark-end text:name="__RefHeading___Toc1466_883854242"/></text:h>
      <text:p text:style-name="P68">The <text:span text:style-name="T118">Member </text:span>Chat activity is one of <text:span text:style-name="T107">three</text:span> messaging activities. <text:span text:style-name="T64">From this activity, one may message one participant. If Smoke is connected to at least one network peer, a green network icon is displayed. Otherwise, a red network icon is displayed.</text:span></text:p>
      <text:p text:style-name="P70">Before a <text:span text:style-name="T80">messaging </text:span>session may begin <text:span text:style-name="T70">between two participants</text:span>, <text:span text:style-name="T70">the parties</text:span> must exchange private key material. <text:span text:style-name="T71">Exchanging private key material</text:span> may be achieved via the Call <text:span text:style-name="T65">and Custom Session mechanisms.</text:span></text:p>
      <text:p text:style-name="P72"><text:span text:style-name="T119">C</text:span>ontext menu<text:span text:style-name="T119">s</text:span> may be activated by pressing and holding <text:span text:style-name="T119">either t</text:span>he <text:span text:style-name="T119">Messages widget or the </text:span><text:span text:style-name="T20">Status </text:span><text:span text:style-name="T9">widget. </text:span><text:span text:style-name="T19">Context-m</text:span><text:span text:style-name="T12">enu items are described below.</text:span></text:p>
      <text:p text:style-name="P11">Call via McEliece</text:p>
      <text:p text:style-name="P11"><text:tab/>Exchange private key material via <text:span text:style-name="T134">an </text:span>ephemeral <text:span text:style-name="T137">(m = 11, t = 50) </text:span>McEliece <text:span text:style-name="T136">public key</text:span>.</text:p>
      <text:p text:style-name="P101"><text:span text:style-name="T12">C</text:span><text:span text:style-name="T9">all </text:span><text:span text:style-name="T21">via RSA</text:span></text:p>
      <text:p text:style-name="P10"><text:tab/>Exchange private key material <text:span text:style-name="T133">via an ephemeral (2048-bit) RSA public key.</text:span></text:p>
      <text:p text:style-name="P10">Copy Text</text:p>
      <text:p text:style-name="P10"><text:tab/>Place the selected message’s text in the clipboard buffer.</text:p>
      <text:p text:style-name="P10">Delete All Messages</text:p>
      <text:p text:style-name="P10"><text:tab/>If confirmed, all messages associated with the specified member are deleted.</text:p>
      <text:p text:style-name="P10">Delete Message</text:p>
      <text:p text:style-name="P10"><text:tab/>If confirmed, the selected message is deleted.</text:p>
      <text:p text:style-name="P3">Custom Session</text:p>
      <text:p text:style-name="P116">Private key material may be generated. The generated material is not <text:span text:style-name="T72">transfered</text:span> on the network.</text:p>
      <text:p text:style-name="P6">Retrieve Messages</text:p>
      <text:p text:style-name="P114">Retrieve messages from SmokeStack instances. An Ozone and an active network must be present <text:span text:style-name="T73">for this option to be enabled.</text:span></text:p>
      <text:p text:style-name="P9">Save Attachment</text:p>
      <text:p text:style-name="P9"><text:tab/>If the selected message contains an image, this option is enabled. Once activated, the attached <text:tab/>bitmap is saved. <text:span text:style-name="T121">The bitmap is saved to Smoke’s data path.</text:span></text:p>
      <text:p text:style-name="P9"/>
      <text:h text:style-name="P145" text:outline-level="1"><text:bookmark-start text:name="__RefHeading___Toc513_1878324060"/>Activity Settings<text:bookmark-end text:name="__RefHeading___Toc513_1878324060"/></text:h>
      <text:p text:style-name="P75">The Settings activity contains various configurable items. <text:span text:style-name="T66">Smoke may also be reset from this activity. This page will describe miscellaneous portions.</text:span></text:p>
      <text:p text:style-name="P77">About</text:p>
      <text:p text:style-name="P108">Describes software information, including <text:span text:style-name="T84">the </text:span>Android version <text:span text:style-name="T84">of the device</text:span>. Log clearing may also be performed in this section. The Prefer Active CPU option, <text:span text:style-name="T67">if enabled, ensures that the CPU remains active if the screen is turned off.</text:span></text:p>
      <text:p text:style-name="P78">Ozone</text:p>
      <text:p text:style-name="P119">One Ozone address may be defined in this section. <text:span text:style-name="T85">Please refer to the Ozone page for more details.</text:span></text:p>
      <text:p text:style-name="P79">Password</text:p>
      <text:p text:style-name="P111">Generate new local authentication and encryption keys as well as <text:span text:style-name="T109">a </text:span>public and private key pair. If confirmed, all existing data will be purged.</text:p>
      <text:p text:style-name="P80">Public Data</text:p>
      <text:p text:style-name="P112">Contains the Smoke Chat ID. A Smoke Identity is <text:span text:style-name="T86">synonymous</text:span> to a<text:span text:style-name="T68">n e-mail address. Basic public-key data is also displayed in this section.</text:span></text:p>
      <text:p text:style-name="P80"/>
      <text:h text:style-name="P140" text:outline-level="1"><text:bookmark-start text:name="__RefHeading___Toc145_1035930204"/>Android<text:bookmark-end text:name="__RefHeading___Toc145_1035930204"/></text:h>
      <text:p text:style-name="P16">Smoke has been successfully tested on Android <text:span text:style-name="T42">versions </text:span>4.4, 5.0, <text:span text:style-name="T42">5.1, </text:span>6.0, 7.0, <text:span text:style-name="T38">and 7.1</text:span>. Android <text:span text:style-name="T42">versions </text:span>4.4, <text:span text:style-name="T42">5.0, </text:span>and 5.<text:span text:style-name="T42">1</text:span> are not officially supported.</text:p>
      <text:p text:style-name="P16">According to <text:a xlink:type="simple" xlink:href="https://developer.android.com/about/dashboards/index.html" text:style-name="Internet_20_link" text:visited-style-name="Visited_20_Internet_20_Link">https://developer.android.com/about/dashboards/index.html</text:a>, Smoke supports <text:span text:style-name="T42">92</text:span>.<text:span text:style-name="T42">7</text:span>% of all Android versions.</text:p>
      <text:p text:style-name="P16"/>
      <text:h text:style-name="P146" text:outline-level="1"><text:bookmark-start text:name="__RefHeading___Toc790_1689950355"/>Congestion Control<text:bookmark-end text:name="__RefHeading___Toc790_1689950355"/></text:h>
      <text:p text:style-name="P50">Smoke implements a software-based congestion control mechanism. The SipHash algorithm is used for computing digests. Computed digests are stored in an SQLite database <text:span text:style-name="T52">table</text:span>.</text:p>
      <text:p text:style-name="P94">Congestion-control items are inspected every 5 seconds. Items older than 60 seconds are discarded.</text:p>
      <text:p text:style-name="P94"/>
      <text:h text:style-name="P147" text:outline-level="1"><text:bookmark-start text:name="__RefHeading___Toc445_1428144265"/>Corrupted Database Values<text:bookmark-end text:name="__RefHeading___Toc445_1428144265"/></text:h>
      <text:p text:style-name="P55">Encrypted database values pose a<text:span text:style-name="T55">n</text:span> interesting <text:span text:style-name="T55">design </text:span>problem. <text:span text:style-name="T56">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containers. These depictions offer insight into potential system failures.</text:p>
      <text:p text:style-name="P54"/>
      <text:h text:style-name="P140"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48" text:outline-level="1"><text:bookmark-start text:name="__RefHeading___Toc733_353659540"/>Developers<text:bookmark-end text:name="__RefHeading___Toc733_353659540"/></text:h>
      <text:p text:style-name="P81">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9">or</text:span> a terminal. Please refer to the included Makefile and Makefile.linux for guidance.</text:p>
      <text:p text:style-name="P81"/>
      <text:h text:style-name="P140" text:outline-level="1"><text:bookmark-start text:name="__RefHeading___Toc100_1369832164"/>Discovery via Cryptography<text:bookmark-end text:name="__RefHeading___Toc100_1369832164"/></text:h>
      <text:p text:style-name="P12">Cryptographic discovery is a mechanism which allows servers to lighten the computational <text:span text:style-name="T26">and data</text:span> responsibilities of mobile devices.</text:p>
      <text:p text:style-name="P13">Shortly after a Smoke instance connects to a SmokeStack service, <text:span text:style-name="T24">the </text:span>Smoke <text:span text:style-name="T24">instance shares some</text:span> non-private material. Th<text:span text:style-name="T27">e</text:span> material allows <text:span text:style-name="T25">a </text:span>SmokeStack <text:span text:style-name="T25">server </text:span>to <text:span text:style-name="T27">transfer messages to their correct destinations</text:span>. SmokeStack <text:span text:style-name="T24">instances </text:span>routinely distribute gathered, <text:span text:style-name="T28">non-expired </text:span>material to other SmokeStack <text:span text:style-name="T24">services</text:span>, thus creating a network of cooperative SmokeStack <text:span text:style-name="T47">faculties</text:span>.</text:p>
      <text:p text:style-name="P38">Cryptographic Discovery assumes a trustworthy network.</text:p>
      <text:p text:style-name="P14">To mitigate replay attacks, Smoke offers SmokeStack instances random identity streams during message-retrieval requests. The identity streams self-expire.</text:p>
      <text:p text:style-name="P95">Please note that <text:span text:style-name="T110">a </text:span>SmokeStack <text:span text:style-name="T110">instance </text:span>limits the number of <text:span text:style-name="T100">client identities to 512.</text:span></text:p>
      <text:p text:style-name="P60"/>
      <text:h text:style-name="P149" text:outline-level="1"><text:bookmark-start text:name="__RefHeading___Toc468_783998592"/>Exchanging Private Credentials<text:bookmark-end text:name="__RefHeading___Toc468_783998592"/></text:h>
      <text:p text:style-name="P56">The Calling feature allows two parties to exchange private key material. <text:span text:style-name="T57">Please note that messages which have been recorded in a SmokeStack instance via one set of credentials will not be available if new credentials are established. The process of exchanging private credentials is as follows:</text:span></text:p>
      <text:list xml:id="list2108801454318163578" text:style-name="L1">
        <text:list-item>
          <text:p text:style-name="P129">A participant issues a Call via a selected participant. A new <text:span text:style-name="T135">ephemeral McEliece or </text:span>RSA public-key pair is generated. A signature <text:span text:style-name="T111">binding</text:span> the two participants is <text:span text:style-name="T58">computed</text:span>. <text:span text:style-name="T58">The bundle is then transferred to the recipient.</text:span></text:p>
        </text:list-item>
        <text:list-item>
          <text:p text:style-name="P129"><text:span text:style-name="T58">A</text:span> participant receives the bundle, <text:span text:style-name="T58">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30">The initiating participant receives the private key material, <text:span text:style-name="T59">verifies the included signature,</text:span> and unpackages <text:span text:style-name="T59">the private key material</text:span> via the ephemeral private key. <text:span text:style-name="T97">The two participants are now paired.</text:span></text:p>
        </text:list-item>
      </text:list>
      <text:p text:style-name="P57"/>
      <text:h text:style-name="P150" text:outline-level="1"><text:bookmark-start text:name="__RefHeading___Toc1594_225190499"/>Fiasco Keys<text:bookmark-end text:name="__RefHeading___Toc1594_225190499"/></text:h>
      <text:p text:style-name="P102">Authentication and encryption key <text:span text:style-name="T124">data</text:span> which are established via the so-called calling mechanism are recorded within the participants_keys database table. Whenever a message from a SmokeStack instance is received, the message’s digest is verified <text:span text:style-name="T124">using</text:span> <text:span text:style-name="T124">each of the </text:span>recorded <text:span text:style-name="T124">authentication </text:span>key<text:span text:style-name="T124">s</text:span> until a correct authentication key is discovered <text:span text:style-name="T126">or the search is exhausted</text:span>. If a key is <text:span text:style-name="T126">recovered</text:span>, the message is decrypted and delivered locally. <text:span text:style-name="T125">Newer keys are tested first.</text:span></text:p>
      <text:p text:style-name="P103">A <text:span text:style-name="T125">key pair has a lifetime of 864,000 seconds.</text:span></text:p>
      <text:p text:style-name="P102"/>
      <text:h text:style-name="P151" text:outline-level="1"><text:bookmark-start text:name="__RefHeading___Toc311_1980819345"/>Fire<text:bookmark-end text:name="__RefHeading___Toc311_1980819345"/></text:h>
      <text:p text:style-name="P39">Fire <text:span text:style-name="T47">introduces </text:span>communication network<text:span text:style-name="T43">s</text:span> between Smoke and Spot-On. <text:span text:style-name="T47">Key generation is described below.</text:span></text:p>
      <text:p text:style-name="P24">authentication_key = <text:span text:style-name="T48">pbkdf2(sha512(Digest || “sha384”), // Salt</text:span></text:p>
      <text:p text:style-name="P24"><text:tab/><text:tab/><text:tab/><text:tab/> <text:s/><text:span text:style-name="T48">Digest,</text:span></text:p>
      <text:p text:style-name="P24"><text:tab/><text:tab/><text:tab/><text:tab/> <text:s/><text:span text:style-name="T48">10000,</text:span></text:p>
      <text:p text:style-name="P24"><text:tab/><text:tab/><text:tab/><text:tab/> <text:s/><text:span text:style-name="T99">896) <text:s text:c="23"/>// Bits (112 Bytes)</text:span></text:p>
      <text:p text:style-name="P25">authentication_key, destination_key := authentication_key[0 … <text:span text:style-name="T99">48</text:span>], authentication_key[<text:span text:style-name="T99">48</text:span> … ]</text:p>
      <text:p text:style-name="P22"><text:span text:style-name="T46">encryption_key</text:span> := pbkdf2(<text:span text:style-name="T46">Salt</text:span>,</text:p>
      <text:p text:style-name="P22"><text:s text:c="25"/><text:span text:style-name="T46">Channel || “aes256” || “sha384”</text:span>,</text:p>
      <text:p text:style-name="P22"><text:s text:c="25"/><text:span text:style-name="T44">10000</text:span>, <text:s text:c="6"/>// Iteration Count</text:p>
      <text:p text:style-name="P22"><text:s text:c="25"/><text:span text:style-name="T44">2304</text:span>) <text:s text:c="7"/>// Bits (2<text:span text:style-name="T45">88</text:span> Bytes)</text:p>
      <text:p text:style-name="P23"><text:span text:style-name="T46">encryption_key</text:span> := <text:span text:style-name="T46">encryption_key</text:span>[0 … 3<text:span text:style-name="T49">1</text:span>]</text:p>
      <text:p text:style-name="P48"/>
      <text:h text:style-name="P152" text:outline-level="1"><text:bookmark-start text:name="__RefHeading___Toc1464_739530787"/>Forward Secrecy and SmokeStack<text:bookmark-end text:name="__RefHeading___Toc1464_739530787"/></text:h>
      <text:p text:style-name="P97">Smoke includes a mechanism for establishing session-based authentication and encryption keys. This key material is exchanged via ephemeral and permanent public keys. <text:span text:style-name="T112">F</text:span>orward secrecy is constituted by the use of ephemeral public keys.</text:p>
      <text:p text:style-name="P98">The <text:span text:style-name="T104">Forward Fiasco</text:span> <text:span text:style-name="T103">release </text:span>provides a mechanism for storing secret key pairs for some period of time. After a message-retrieval request has been initiated, a Smoke instance will attempt to <text:span text:style-name="T102">uncover the received content using previously-established secret keys.</text:span></text:p>
      <text:p text:style-name="P98"/>
      <text:h text:style-name="P140" text:outline-level="1"><text:bookmark-start text:name="__RefHeading___Toc83_222518397"/>Inflate<text:bookmark-end text:name="__RefHeading___Toc83_222518397"/></text:h>
      <text:p text:style-name="P61">Smoke expands <text:span text:style-name="T60">text-</text:span>messaging data to 8192 <text:span text:style-name="T22">bytes. If the provided data exceeds 8192 bytes, Smoke expands the provided data by 1024 + mod(data length, 2) bytes. Inflation does not apply to Fire as Fire must remain compatible with Spot-On.</text:span></text:p>
      <text:p text:style-name="P61"/>
      <text:h text:style-name="P153" text:outline-level="1"><text:bookmark-start text:name="__RefHeading___Toc1449_1436150141"/>Local Broadcast <text:span text:style-name="T101">Manager</text:span><text:bookmark-end text:name="__RefHeading___Toc1449_1436150141"/></text:h>
      <text:p text:style-name="P96">Communications between the Kernel and the user interface utilize the Local Broadcast Manager.</text:p>
      <text:p text:style-name="P96"/>
      <text:h text:style-name="P154" text:outline-level="1"><text:bookmark-start text:name="__RefHeading___Toc372_292885038"/>McEliece CCA2<text:bookmark-end text:name="__RefHeading___Toc372_292885038"/></text:h>
      <text:p text:style-name="P49">As of version Drooling Dragon, Smoke supports McEliece-Fujisaki via BouncyCastle. Parameters are <text:span text:style-name="T50">SHA-256, </text:span>m = 1<text:span text:style-name="T122">2</text:span>, t = <text:span text:style-name="T122">68</text:span>. Some discussions:</text:p>
      <text:list xml:id="list2246727706618008821" text:style-name="L2">
        <text:list-item>
          <text:p text:style-name="P131">Authentication process may require several minutes to complete.</text:p>
        </text:list-item>
        <text:list-item>
          <text:p text:style-name="P132">Communications between McEliece and RSA are fully functional.</text:p>
        </text:list-item>
        <text:list-item>
          <text:p text:style-name="P133">Degraded performance is expected.</text:p>
        </text:list-item>
        <text:list-item>
          <text:p text:style-name="P134">During the key-sharing process, McEliece signatures are not provided <text:span text:style-name="T82">and therefore are not verified.</text:span></text:p>
        </text:list-item>
        <text:list-item>
          <text:p text:style-name="P134"><text:span text:style-name="T51">I</text:span>nitialization process<text:span text:style-name="T51">es</text:span> may require several minutes to complete.</text:p>
        </text:list-item>
      </text:list>
      <text:p text:style-name="P49"/>
      <text:h text:style-name="P155" text:outline-level="1"><text:bookmark-start text:name="__RefHeading___Toc848_1547525695"/>Message Structures<text:bookmark-end text:name="__RefHeading___Toc848_1547525695"/></text:h>
      <text:p text:style-name="P88">This page will detail the various message structures.</text:p>
      <text:p text:style-name="P89">CALL-HALF-AND-HALF-A</text:p>
      <text:p text:style-name="P26">[PK] (1)<text:tab/><text:tab/><text:tab/><text:tab/><text:tab/>McEliece <text:span text:style-name="T123">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27">(Base-64)</text:span></text:p>
      <text:p text:style-name="P26"><text:tab/><text:span text:style-name="T128">Ephemeral </text:span>Public Key (3)<text:tab/><text:tab/><text:tab/><text:tab/><text:tab/><text:span text:style-name="T127">Variable (Base-64)</text:span></text:p>
      <text:p text:style-name="P26"><text:tab/><text:span text:style-name="T128">Ephemeral Public Key Type (4)<text:tab/><text:tab/><text:tab/><text:tab/><text:tab/>1 Byte (Base-64)</text:span></text:p>
      <text:p text:style-name="P26"><text:tab/>Sender's Identity (<text:span text:style-name="T127">5</text:span>)<text:tab/><text:tab/><text:tab/><text:tab/><text:tab/><text:tab/>8 Bytes <text:span text:style-name="T127">(Base-64)</text:span></text:p>
      <text:p text:style-name="P26"><text:tab/>Sender's Public Encryption Key SHA-512 Digest (<text:span text:style-name="T127">6</text:span>)<text:tab/>64 Bytes <text:span text:style-name="T127">(Base-64)</text:span></text:p>
      <text:p text:style-name="P26"><text:tab/>[PK Signature] (<text:span text:style-name="T127">7)</text:span><text:tab/><text:tab/><text:tab/><text:tab/><text:tab/><text:tab/>Variable <text:span text:style-name="T127">(Base-64)</text:span></text:p>
      <text:p text:style-name="P26"><text:tab/>{</text:p>
      <text:p text:style-name="P26"><text:tab/><text:tab/>[PK] (1 ... 2) || [AES-256] (1 ... <text:span text:style-name="T127">6</text:span>) ||</text:p>
      <text:p text:style-name="P26"><text:tab/><text:tab/>Recipient's Public Encryption Key SHA-512 Digest (1)</text:p>
      <text:p text:style-name="P26"><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p>
      <text:p text:style-name="P26">** The destination is created via the recipient's Smoke identity.</text:p>
      <text:p text:style-name="P26">*/</text:p>
      <text:p text:style-name="P26"/>
      <text:p text:style-name="P26">[Destination SHA-512 HMAC] (4)<text:tab/><text:tab/><text:tab/><text:tab/><text:tab/>64 Bytes</text:p>
      <text:p text:style-name="P26">{</text:p>
      <text:p text:style-name="P26"><text:soft-page-break/><text:tab/>[PK] || [AES-256] || [SHA-512] (1)</text:p>
      <text:p text:style-name="P26">}</text:p>
      <text:p text:style-name="P40"/>
      <text:p text:style-name="P40">CALL-HALF-AND-HALF-B</text:p>
      <text:p text:style-name="P27">[PK] (1)<text:tab/><text:tab/><text:tab/><text:tab/><text:tab/>McEliece <text:span text:style-name="T123">352, 608</text:span> Bytes, RSA Key Size / 8 Bytes</text:p>
      <text:p text:style-name="P27">{</text:p>
      <text:p text:style-name="P27"><text:tab/>AES-256 Key (1)</text:p>
      <text:p text:style-name="P27"><text:tab/>SHA-512 Key (2)</text:p>
      <text:p text:style-name="P27">}</text:p>
      <text:p text:style-name="P27"/>
      <text:p text:style-name="P27">[AES-256] (2)</text:p>
      <text:p text:style-name="P27">{</text:p>
      <text:p text:style-name="P27"><text:tab/>0x01 (1)<text:tab/><text:tab/><text:tab/><text:tab/><text:tab/><text:tab/><text:tab/><text:tab/>1 Byte</text:p>
      <text:p text:style-name="P27"><text:tab/>A Timestamp (2)<text:tab/><text:tab/><text:tab/><text:tab/><text:tab/><text:tab/><text:tab/>8 Bytes <text:span text:style-name="T129">(Base-64)</text:span></text:p>
      <text:p text:style-name="P27"><text:tab/><text:span text:style-name="T132">Ephemeral </text:span>Public Key (3)<text:tab/><text:tab/><text:tab/><text:tab/><text:tab/><text:span text:style-name="T129">Variable (Base-64)</text:span></text:p>
      <text:p text:style-name="P27"><text:tab/>{</text:p>
      <text:p text:style-name="P27"><text:tab/><text:tab/>AES-256 Key (1)</text:p>
      <text:p text:style-name="P27"><text:tab/><text:tab/>SHA-512 Key (2)</text:p>
      <text:p text:style-name="P27"><text:tab/>}</text:p>
      <text:p text:style-name="P27"><text:tab/><text:span text:style-name="T132">Ephemeral Public Key Type (4)<text:tab/><text:tab/><text:tab/><text:tab/><text:tab/>1 Byte (Base-64)</text:span></text:p>
      <text:p text:style-name="P27"><text:tab/>Sender's Identity (<text:span text:style-name="T131">5</text:span>)<text:tab/><text:tab/><text:tab/><text:tab/><text:tab/><text:tab/>8 Bytes <text:span text:style-name="T129">(Base-64)</text:span></text:p>
      <text:p text:style-name="P27"><text:tab/>Sender's Public Encryption Key SHA-512 Digest (<text:span text:style-name="T131">6</text:span>)<text:tab/>64 Bytes <text:span text:style-name="T130">(Base-64)</text:span></text:p>
      <text:p text:style-name="P27"><text:tab/>[PK Signature] (<text:span text:style-name="T131">7</text:span>)<text:tab/><text:tab/><text:tab/><text:tab/><text:tab/><text:tab/>Variable <text:span text:style-name="T130">(Base-64)</text:span></text:p>
      <text:p text:style-name="P27"><text:tab/>{</text:p>
      <text:p text:style-name="P27"><text:tab/><text:tab/>[PK] (1 ... 2) || [AES-256] (1 ... <text:span text:style-name="T131">6</text:span>) ||</text:p>
      <text:p text:style-name="P27"><text:tab/><text:tab/>Recipient's Public Encryption Key SHA-512 Digest (1)</text:p>
      <text:p text:style-name="P27"><text:tab/>}</text:p>
      <text:p text:style-name="P27">}</text:p>
      <text:p text:style-name="P27"/>
      <text:p text:style-name="P27">[SHA-512 HMAC] (3)<text:tab/><text:tab/><text:tab/>64 Bytes</text:p>
      <text:p text:style-name="P27">{</text:p>
      <text:p text:style-name="P27"><text:tab/>[PK] || [AES-256] (1)</text:p>
      <text:p text:style-name="P27">}</text:p>
      <text:p text:style-name="P27"/>
      <text:p text:style-name="P27">/*</text:p>
      <text:p text:style-name="P27">** The destination is created via the recipient's Smoke identity.</text:p>
      <text:p text:style-name="P27"><text:soft-page-break/>*/</text:p>
      <text:p text:style-name="P27"/>
      <text:p text:style-name="P27">[Destination SHA-512 HMAC] (4)<text:tab/>64 Bytes</text:p>
      <text:p text:style-name="P27">{</text:p>
      <text:p text:style-name="P27"><text:tab/>[PK] || [AES-256] || [SHA-512] (1)</text:p>
      <text:p text:style-name="P27">}</text:p>
      <text:p text:style-name="P41"/>
      <text:p text:style-name="P41">CHAT</text:p>
      <text:p text:style-name="P28">[PK] (1)<text:tab/><text:tab/><text:tab/><text:tab/><text:tab/>McEliece <text:span text:style-name="T123">320, 576</text:span> Bytes, RSA Key Size / 8 Bytes</text:p>
      <text:p text:style-name="P28">{</text:p>
      <text:p text:style-name="P28"><text:tab/>Sender's Public Encryption Key SHA-512 Digest (1)<text:tab/>64 Bytes</text:p>
      <text:p text:style-name="P28">}</text:p>
      <text:p text:style-name="P28"/>
      <text:p text:style-name="P28">[AES-256] (2)</text:p>
      <text:p text:style-name="P28">{</text:p>
      <text:p text:style-name="P28"><text:tab/>0x00 (1)<text:tab/><text:tab/><text:tab/><text:tab/><text:tab/>1 Byte</text:p>
      <text:p text:style-name="P28"><text:tab/>A Timestamp (2)<text:tab/><text:tab/><text:tab/><text:tab/>8 Bytes (Base-64)</text:p>
      <text:p text:style-name="P28"><text:tab/>Message (3)<text:tab/><text:tab/><text:tab/><text:tab/><text:tab/>Variable (Base-64)</text:p>
      <text:p text:style-name="P28"><text:tab/>Sequence (4)<text:tab/><text:tab/><text:tab/><text:tab/>8 Bytes (Base-64)</text:p>
      <text:p text:style-name="P28"><text:tab/><text:span text:style-name="T106">Attachment (5)<text:tab/><text:tab/><text:tab/><text:tab/>Variable (Compressed) (Base-64)</text:span></text:p>
      <text:p text:style-name="P28"><text:tab/>[PK Signature] (<text:span text:style-name="T106">6</text:span>)<text:tab/><text:tab/><text:tab/>Variable <text:span text:style-name="T127">(</text:span>Base-64)</text:p>
      <text:p text:style-name="P28"><text:tab/>{</text:p>
      <text:p text:style-name="P28"><text:tab/><text:tab/>[PK] (1) || [AES-256] (1 ... <text:span text:style-name="T106">5</text:span>) ||</text:p>
      <text:p text:style-name="P28"><text:tab/><text:tab/>Recipient's Public Encryption Key SHA-512 Digest (1)</text:p>
      <text:p text:style-name="P28"><text:tab/>}</text:p>
      <text:p text:style-name="P28">}</text:p>
      <text:p text:style-name="P28"/>
      <text:p text:style-name="P28">[SHA-512 HMAC] (3)<text:tab/><text:tab/><text:tab/>64 Bytes</text:p>
      <text:p text:style-name="P28">{</text:p>
      <text:p text:style-name="P28"><text:tab/>[PK] || [AES-256] (1)</text:p>
      <text:p text:style-name="P28">}</text:p>
      <text:p text:style-name="P28"/>
      <text:p text:style-name="P28">/*</text:p>
      <text:p text:style-name="P28">** The destination is created via the recipient's identity.</text:p>
      <text:p text:style-name="P28">*/</text:p>
      <text:p text:style-name="P28"/>
      <text:p text:style-name="P28"><text:soft-page-break/>[Destination SHA-512 HMAC] (4)<text:tab/>64 Bytes</text:p>
      <text:p text:style-name="P28">{</text:p>
      <text:p text:style-name="P28"><text:tab/>[PK] || [AES-256] || [SHA-512 HMAC] (1)</text:p>
      <text:p text:style-name="P28">}</text:p>
      <text:p text:style-name="P42"/>
      <text:p text:style-name="P42">CHAT-RETRIEVAL <text:span text:style-name="T140">(Via Ozone)</text:span></text:p>
      <text:p text:style-name="P29">[AES-256] (1)</text:p>
      <text:p text:style-name="P29">{</text:p>
      <text:p text:style-name="P29"><text:tab/>0x00 (1)<text:tab/><text:tab/><text:tab/><text:tab/><text:tab/><text:tab/><text:tab/><text:tab/>1 Byte</text:p>
      <text:p text:style-name="P29"><text:tab/>A Timestamp (2)<text:tab/><text:tab/><text:tab/><text:tab/><text:tab/><text:tab/><text:tab/>8 Bytes</text:p>
      <text:p text:style-name="P29"><text:tab/>An Identity (3)<text:tab/><text:tab/><text:tab/><text:tab/><text:tab/><text:tab/><text:tab/>64 Bytes</text:p>
      <text:p text:style-name="P29"><text:tab/>Sender's Public Encryption Key SHA-512 Digest (4)<text:tab/>64 Bytes</text:p>
      <text:p text:style-name="P29"><text:tab/>[PK Signature] (5)<text:tab/><text:tab/><text:tab/><text:tab/><text:tab/><text:tab/>Variable</text:p>
      <text:p text:style-name="P29"><text:tab/>{</text:p>
      <text:p text:style-name="P29"><text:tab/><text:tab/>[AES-256] (1 ... 4) (1)</text:p>
      <text:p text:style-name="P29"><text:tab/>}</text:p>
      <text:p text:style-name="P29">}</text:p>
      <text:p text:style-name="P29"/>
      <text:p text:style-name="P29">[SHA-512 HMAC] (2)<text:tab/><text:tab/><text:tab/>64 Bytes</text:p>
      <text:p text:style-name="P29">{</text:p>
      <text:p text:style-name="P29"><text:tab/>[AES-256] (1)</text:p>
      <text:p text:style-name="P29">}</text:p>
      <text:p text:style-name="P42"/>
      <text:p text:style-name="P43">CHAT-STATUS</text:p>
      <text:p text:style-name="P30">[PK] (1)<text:tab/><text:tab/><text:tab/><text:tab/><text:tab/>McEliece <text:span text:style-name="T123">320, 576</text:span> Bytes, RSA Key Size / 8 Bytes</text:p>
      <text:p text:style-name="P30">{</text:p>
      <text:p text:style-name="P30"><text:tab/>Sender's Public Encryption Key SHA-512 Digest (1)<text:tab/>64 Bytes</text:p>
      <text:p text:style-name="P30">}</text:p>
      <text:p text:style-name="P30"/>
      <text:p text:style-name="P30">[AES-256] (2)</text:p>
      <text:p text:style-name="P30">{</text:p>
      <text:p text:style-name="P30"><text:tab/>0x01 (1)<text:tab/><text:tab/><text:tab/><text:tab/><text:tab/><text:tab/>1 Byte</text:p>
      <text:p text:style-name="P30"><text:tab/>A Timestamp (2)<text:tab/><text:tab/><text:tab/><text:tab/><text:tab/>8 Bytes</text:p>
      <text:p text:style-name="P30"><text:tab/>Status (3)<text:tab/><text:tab/><text:tab/><text:tab/><text:tab/><text:tab/>1 Byte (Ignored)</text:p>
      <text:p text:style-name="P30"><text:tab/>[PK Signature] (4)<text:tab/><text:tab/><text:tab/><text:tab/>Variable</text:p>
      <text:p text:style-name="P30"><text:soft-page-break/><text:tab/>{</text:p>
      <text:p text:style-name="P30"><text:tab/><text:tab/>[PK] (1) || [AES-256] (1 ... 3) ||</text:p>
      <text:p text:style-name="P30"><text:tab/><text:tab/>Recipient's Public Encryption Key SHA-512 Digest (1)</text:p>
      <text:p text:style-name="P30"><text:tab/>}</text:p>
      <text:p text:style-name="P30">}</text:p>
      <text:p text:style-name="P30"/>
      <text:p text:style-name="P30">[SHA-512 HMAC] (3)<text:tab/><text:tab/><text:tab/>64 Bytes</text:p>
      <text:p text:style-name="P30">{</text:p>
      <text:p text:style-name="P30"><text:tab/>[PK] || [AES-256] (1)</text:p>
      <text:p text:style-name="P30">}</text:p>
      <text:p text:style-name="P30"/>
      <text:p text:style-name="P30">/*</text:p>
      <text:p text:style-name="P30">** The destination is created via the recipient's identity.</text:p>
      <text:p text:style-name="P30">*/</text:p>
      <text:p text:style-name="P30"/>
      <text:p text:style-name="P30">[Destination SHA-512 HMAC] (4)<text:tab/>64 Bytes</text:p>
      <text:p text:style-name="P30">{</text:p>
      <text:p text:style-name="P30"><text:tab/>[PK] || [AES-256] || [SHA-512 HMAC] (1)</text:p>
      <text:p text:style-name="P30">}</text:p>
      <text:p text:style-name="P43"/>
      <text:p text:style-name="P44">EPKS</text:p>
      <text:p text:style-name="P31">[AES-256] (1)</text:p>
      <text:p text:style-name="P31">{</text:p>
      <text:p text:style-name="P31"><text:tab/>A Timestamp (1)<text:tab/><text:tab/><text:tab/><text:tab/>8 Bytes (Base-64)</text:p>
      <text:p text:style-name="P31"><text:tab/>Key Type (2)<text:tab/><text:tab/><text:tab/><text:tab/>1 Byte (Base-64)</text:p>
      <text:p text:style-name="P31"><text:tab/>Public Key (3)<text:tab/><text:tab/><text:tab/><text:tab/>Variable (Base-64)</text:p>
      <text:p text:style-name="P31"><text:tab/>Public Key Signature (4)<text:tab/><text:tab/>Variable (Base-64)</text:p>
      <text:p text:style-name="P31"><text:tab/>Signature Public Key (5)<text:tab/><text:tab/>Variable (Base-64)</text:p>
      <text:p text:style-name="P31"><text:tab/>Signature Public Key Signature (6)<text:tab/>Variable (Base-64)</text:p>
      <text:p text:style-name="P31">}</text:p>
      <text:p text:style-name="P31"/>
      <text:p text:style-name="P31">[SHA-512 HMAC] (2)<text:tab/><text:tab/><text:tab/><text:tab/>64 Bytes</text:p>
      <text:p text:style-name="P31">{</text:p>
      <text:p text:style-name="P31"><text:tab/>[AES-256] (1)</text:p>
      <text:p text:style-name="P31">}</text:p>
      <text:p text:style-name="P31"/>
      <text:p text:style-name="P31"><text:soft-page-break/>/*</text:p>
      <text:p text:style-name="P31">** The destination is created via the recipient's Smoke identity.</text:p>
      <text:p text:style-name="P31">*/</text:p>
      <text:p text:style-name="P31"/>
      <text:p text:style-name="P31">[Destination SHA-512 HMAC] (3)<text:tab/><text:tab/>64 Bytes</text:p>
      <text:p text:style-name="P31">{</text:p>
      <text:p text:style-name="P31"><text:tab/>[AES-256] || [SHA-512 HMAC] (1)</text:p>
      <text:p text:style-name="P31">}</text:p>
      <text:p text:style-name="P45"/>
      <text:p text:style-name="P45">FIRE-CHAT</text:p>
      <text:p text:style-name="P32">[AES-256] (1)</text:p>
      <text:p text:style-name="P32">{</text:p>
      <text:p text:style-name="P32"><text:tab/>0040b (1)<text:tab/><text:tab/>Base-64</text:p>
      <text:p text:style-name="P32"><text:tab/>\n</text:p>
      <text:p text:style-name="P32"><text:tab/>Name (2)<text:tab/><text:tab/>Base-64</text:p>
      <text:p text:style-name="P32"><text:tab/>\n</text:p>
      <text:p text:style-name="P32"><text:tab/>ID (3)<text:tab/><text:tab/>Base-64</text:p>
      <text:p text:style-name="P32"><text:tab/>\n</text:p>
      <text:p text:style-name="P32"><text:tab/>Message (4)<text:tab/><text:tab/>Base-64</text:p>
      <text:p text:style-name="P32"><text:tab/>\n</text:p>
      <text:p text:style-name="P32"><text:tab/>UTC Date (5)<text:tab/>Base-64</text:p>
      <text:p text:style-name="P32">}</text:p>
      <text:p text:style-name="P32"/>
      <text:p text:style-name="P32">[SHA-384 HMAC] (2)<text:tab/><text:tab/><text:tab/>Base-64</text:p>
      <text:p text:style-name="P32">{</text:p>
      <text:p text:style-name="P32"><text:tab/>[AES-256] (1)</text:p>
      <text:p text:style-name="P32">}</text:p>
      <text:p text:style-name="P32"/>
      <text:p text:style-name="P32">[Destination SHA-512 HMAC] (3)<text:tab/>Base-64</text:p>
      <text:p text:style-name="P32">{</text:p>
      <text:p text:style-name="P32"><text:tab/>[AES-256] || [SHA-384 HMAC] (1)</text:p>
      <text:p text:style-name="P32">}</text:p>
      <text:p text:style-name="P46"/>
      <text:p text:style-name="P46">FIRE-STATUS</text:p>
      <text:p text:style-name="P33">[AES-256] (1)</text:p>
      <text:p text:style-name="P33"><text:soft-page-break/>{</text:p>
      <text:p text:style-name="P33"><text:tab/>0040a (1)<text:tab/><text:tab/>Base-64</text:p>
      <text:p text:style-name="P33"><text:tab/>\n</text:p>
      <text:p text:style-name="P33"><text:tab/>Name (2)<text:tab/><text:tab/>Base-64</text:p>
      <text:p text:style-name="P33"><text:tab/>\n</text:p>
      <text:p text:style-name="P33"><text:tab/>ID (3)<text:tab/><text:tab/>Base-64</text:p>
      <text:p text:style-name="P33"><text:tab/>\n</text:p>
      <text:p text:style-name="P33"><text:tab/>UTC Date (4)<text:tab/>Base-64</text:p>
      <text:p text:style-name="P33">}</text:p>
      <text:p text:style-name="P33"/>
      <text:p text:style-name="P33">[SHA-384 HMAC] (2)<text:tab/><text:tab/><text:tab/>Base-64</text:p>
      <text:p text:style-name="P33">{</text:p>
      <text:p text:style-name="P33"><text:tab/>[AES-256] (1)</text:p>
      <text:p text:style-name="P33">}</text:p>
      <text:p text:style-name="P33"/>
      <text:p text:style-name="P33">[Destination SHA-512 HMAC] (3)<text:tab/>Base-64</text:p>
      <text:p text:style-name="P33">{</text:p>
      <text:p text:style-name="P33"><text:tab/>[AES-256] || [SHA-384 HMAC] (1)</text:p>
      <text:p text:style-name="P33">}</text:p>
      <text:p text:style-name="P47"/>
      <text:p text:style-name="P47">PKP-REQUEST <text:span text:style-name="T138">(Via Ozone)</text:span></text:p>
      <text:p text:style-name="P34">[AES-256] (1)</text:p>
      <text:p text:style-name="P34">{</text:p>
      <text:p text:style-name="P34"><text:tab/>0x01 (1)<text:tab/><text:tab/><text:tab/><text:tab/><text:tab/><text:tab/>1 Byte</text:p>
      <text:p text:style-name="P34"><text:tab/>A Timestamp (2)<text:tab/><text:tab/><text:tab/><text:tab/><text:tab/>8 Bytes</text:p>
      <text:p text:style-name="P34"><text:tab/>Destination Smoke Identity (3)<text:tab/><text:tab/>23 Bytes</text:p>
      <text:p text:style-name="P34"><text:tab/>Requested Smoke Identity (4)<text:tab/><text:tab/><text:tab/>23 Bytes</text:p>
      <text:p text:style-name="P34">}</text:p>
      <text:p text:style-name="P34"/>
      <text:p text:style-name="P34">[SHA-512 HMAC] (2)<text:tab/><text:tab/><text:tab/>64 Bytes</text:p>
      <text:p text:style-name="P34">{</text:p>
      <text:p text:style-name="P34"><text:tab/>[AES-256] (1)</text:p>
      <text:p text:style-name="P34">}</text:p>
      <text:p text:style-name="P47"/>
      <text:p text:style-name="P137">SHARE-SMOKE-ID <text:span text:style-name="T139">(Via Ozone)</text:span></text:p>
      <text:p text:style-name="P138"><text:soft-page-break/>[AES-256] (1)</text:p>
      <text:p text:style-name="P138">{</text:p>
      <text:p text:style-name="P138"><text:tab/>0x0<text:span text:style-name="T139">2</text:span> (1)<text:tab/><text:tab/><text:tab/><text:tab/><text:tab/><text:tab/>1 Byte</text:p>
      <text:p text:style-name="P138"><text:tab/>A Timestamp (2)<text:tab/><text:tab/><text:tab/><text:tab/><text:tab/>8 Bytes</text:p>
      <text:p text:style-name="P138"><text:tab/>Smoke Identity (3)<text:tab/><text:tab/><text:tab/><text:tab/>23 Bytes</text:p>
      <text:p text:style-name="P138">}</text:p>
      <text:p text:style-name="P138"/>
      <text:p text:style-name="P138">[SHA-512 HMAC] (2)<text:tab/><text:tab/><text:tab/>64 Bytes</text:p>
      <text:p text:style-name="P138">{</text:p>
      <text:p text:style-name="P138"><text:tab/>[AES-256] (1)</text:p>
      <text:p text:style-name="P138">}</text:p>
      <text:p text:style-name="P136"/>
      <text:h text:style-name="P156" text:outline-level="1"><text:bookmark-start text:name="__RefHeading___Toc852_1547525695"/>Neighbors<text:bookmark-end text:name="__RefHeading___Toc852_1547525695"/></text:h>
      <text:p text:style-name="P90">New neighbors may be defined via the Settings activity. This page will describe the various nuances of <text:span text:style-name="T87">network peers.</text:span></text:p>
      <text:p text:style-name="P91">Smoke offers infinitely-many <text:span text:style-name="T89">IPv4 and IPv6 </text:span>TCP and UDP client <text:span text:style-name="T90">definitions</text:span>. Each network peer includes dedicated and independent data-<text:span text:style-name="T113">parsing</text:span>, socket-<text:span text:style-name="T113">reading</text:span>, socket-<text:span text:style-name="T113">writing</text:span> threads. <text:span text:style-name="T88">TCP neighbors support HTTP and SOCKS proxies. Please note that host translations are not performed via assigned proxies.</text:span></text:p>
      <text:p text:style-name="P92">A pull-down menu accompanies each defined neighbor.</text:p>
      <text:p text:style-name="P92">Connect</text:p>
      <text:p text:style-name="P120">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22">Delete</text:p>
      <text:p text:style-name="P120">Display a confirmation prompt. If confirmed, the specified neighbor is <text:span text:style-name="T92">scheduled for deletion</text:span>.</text:p>
      <text:p text:style-name="P122">Disconnect</text:p>
      <text:p text:style-name="P122"><text:tab/>Instruct Smoke to place the specified neighbor in a disconnect status.</text:p>
      <text:p text:style-name="P122">Purge Queue</text:p>
      <text:p text:style-name="P122"><text:tab/>Purge the outbound queue of the specified neighbor.</text:p>
      <text:p text:style-name="P123">Reset SSL/TLS Credentials</text:p>
      <text:p text:style-name="P123"><text:tab/>Reset the locally-stored SSL/TLS credentials of TCP neighbors.</text:p>
      <text:p text:style-name="P124">A connected neighbor attempts to read <text:span text:style-name="T117">1</text:span> MiB of data from its socket every 100 milliseconds. The read request blocks <text:span text:style-name="T120">indefinitely</text:span>. If data <text:span text:style-name="T91">is</text:span> successfully read, it is appended to an internal buffer. The internal buffer may accumulate at most <text:span text:style-name="T116">32</text:span> MiB of data, <text:span text:style-name="T91">with the potential of overflow</text:span>. Parsing of data occurs every 100 milliseconds. Because the parsing and read threads are independent, it’s possible that the internal buffer may temporarily overflow.</text:p>
      <text:p text:style-name="P126">Each neighbor object includes two internal queues, Echo and real-time queues. Echo queues allow Smoke to <text:span text:style-name="T93">e</text:span>cho internal data from <text:span text:style-name="T93">local </text:span>neighbor to <text:span text:style-name="T93">local </text:span>neighbor. This mechanism must be enabled via the Echo option. Each Echo queue may contain at most 256 messages. <text:span text:style-name="T93">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25">Various per-neighbor statistics are included in the Settings activity. Also included are per-neighbor descriptive errors.</text:p>
      <text:p text:style-name="P127"/>
      <text:h text:style-name="P157" text:outline-level="1"><text:bookmark-start text:name="__RefHeading___Toc503_1878324060"/>New Installation<text:bookmark-end text:name="__RefHeading___Toc503_1878324060"/></text:h>
      <text:p text:style-name="P62">After launching a new installation of Smoke, some initial settings are required.</text:p>
      <text:p text:style-name="P62">Encryption</text:p>
      <text:p text:style-name="P62"><text:tab/>Public-key algorithm. McEliece-Fujisaki and <text:span text:style-name="T62">3072-bit </text:span>RSA are supported.</text:p>
      <text:p text:style-name="P62">Iteration Count</text:p>
      <text:p text:style-name="P109">Local authentication and encryption keys are generated via PBKDF2. The function requires an iteration count. If the selected value exceeds 7500, a confirmation prompt is displayed.</text:p>
      <text:p text:style-name="P62">Password</text:p>
      <text:p text:style-name="P62"><text:tab/>At least one character is required.</text:p>
      <text:p text:style-name="P62">Signature</text:p>
      <text:p text:style-name="P62"><text:tab/>Public-key digital signatures. <text:span text:style-name="T62">384-bit </text:span>ECDSA and <text:span text:style-name="T62">3072-bit </text:span>RSA are supported.</text:p>
      <text:p text:style-name="P63"/>
      <text:h text:style-name="P158" text:outline-level="1"><text:bookmark-start text:name="__RefHeading___Toc792_1689950355"/>Outbound Queue<text:span text:style-name="T53">s</text:span><text:bookmark-end text:name="__RefHeading___Toc792_1689950355"/></text:h>
      <text:p text:style-name="P51">Smoke offer<text:span text:style-name="T54">s</text:span> <text:span text:style-name="T54">near-</text:span>real-time communications. As network services may be unreliable, certain outbound messages are enqueued in an SQLite database table. <text:span text:style-name="T54">Each network peer is assigned a separate queue. </text:span>Messages are dequeued <text:span text:style-name="T54">in a timely manner and placed onto the network. Calling messages, retrieval of offline messages, and status messages are considered expendable and are therefore written to network sockets regardless of network availability.</text:span></text:p>
      <text:p text:style-name="P53">Please note that peers which are in disconnected status-control states are ignored during the <text:span text:style-name="T114">enqueue </text:span>processes.</text:p>
      <text:p text:style-name="P52"/>
      <text:h text:style-name="P140" text:outline-level="1"><text:bookmark-start text:name="__RefHeading___Toc143_1035930204"/>Ozone Address<text:bookmark-end text:name="__RefHeading___Toc143_1035930204"/></text:h>
      <text:p text:style-name="P76">An Ozone address may be assigned <text:span text:style-name="T98">via</text:span> the Settings activity. <text:span text:style-name="T121">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5">Please note that public Ozone addresses will introduce denial of service vulnerabilities.</text:p>
      <text:p text:style-name="P35"/>
      <text:h text:style-name="P159" text:outline-level="1"><text:bookmark-start text:name="__RefHeading___Toc749_353659540"/>Participants<text:bookmark-end text:name="__RefHeading___Toc749_353659540"/></text:h>
      <text:p text:style-name="P82">Participant Smoke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also be activated by pressing and holding on the Participants widget. The contents of the context menu are described below.</text:span></text:p>
      <text:p text:style-name="P83">Delete (Smoke Identity)</text:p>
      <text:p text:style-name="P83"><text:tab/>Delete the selected participant. A confirmation dialog is displayed.</text:p>
      <text:p text:style-name="P100">New Name <text:span text:style-name="T115">(Smoke Identity)</text:span></text:p>
      <text:p text:style-name="P100"><text:tab/>Assign a new name to the selected participant.</text:p>
      <text:p text:style-name="P83">Request Keys via Ozone (Smoke Identity)</text:p>
      <text:p text:style-name="P117">Submit a <text:span text:style-name="T77">public-</text:span>key request to SmokeStack instances via the selected Smoke Identity. An Ozone address must be defined <text:span text:style-name="T78">for this option to be enabled.</text:span></text:p>
      <text:p text:style-name="P121">Share Keys (Smoke Identity)</text:p>
      <text:p text:style-name="P118">The selected participant’s public-key pair <text:span text:style-name="T79">is distributed using the specified Smoke Identity. If a public-key pair does not exist for the specified participant, the option is disabled.</text:span></text:p>
      <text:p text:style-name="P139"><text:bookmark-start text:name="__RefHeading___Toc1692_948962112"/><text:bookmark-end text:name="__RefHeading___Toc1692_948962112"/></text:p>
      <text:h text:style-name="P140" text:outline-level="1"><text:bookmark-start text:name="__RefHeading___Toc256_1329608135"/>Private Public-Key Server<text:bookmark-end text:name="__RefHeading___Toc256_1329608135"/></text:h>
      <text:p text:style-name="P36">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36"/>
      <text:h text:style-name="P140"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9">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99">It is impossible to avoid <text:span text:style-name="T40">SipHash </text:span>collisions <text:span text:style-name="T32">as there are infinitely-many inputs and a limited number of outputs.</text:span></text:p>
      <text:p text:style-name="P99"/>
      <text:h text:style-name="P160" text:outline-level="1"><text:bookmark-start text:name="__RefHeading___Toc1545_532530284"/><text:span text:style-name="T105">Software </text:span>Distribution<text:bookmark-end text:name="__RefHeading___Toc1545_532530284"/></text:h>
      <text:p text:style-name="P58">Smoke is distributed in debug (smoke-debug.apk) and release (smoke.apk) form<text:span text:style-name="T63">s</text:span>. The release bundle is signed and includes the source.</text:p>
      <text:p text:style-name="P59"/>
      <text:h text:style-name="P140" text:outline-level="1"><text:bookmark-start text:name="__RefHeading___Toc226_1901209788"/>TCP, UDP Protocols<text:bookmark-end text:name="__RefHeading___Toc226_1901209788"/></text:h>
      <text:p text:style-name="P86">Smoke supports both the TCP and UDP network protocols. Multicast and unicast UDP <text:span text:style-name="T23">varieties</text:span> <text:span text:style-name="T23">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87"><text:span text:style-name="T10">E</text:span><text:span text:style-name="T9">xample UDP multicast address: 239.255.43.21.</text:span></text:p>
      <text:p text:style-name="P8"/>
      <text:h text:style-name="P161" text:outline-level="1"><text:bookmark-start text:name="__RefHeading___Toc857_1547525695"/>Thread Utilization<text:bookmark-end text:name="__RefHeading___Toc857_1547525695"/></text:h>
      <text:p text:style-name="P93">Smoke is an extremely-threaded application. For example, the Kernel object utilizes 7 threads while a single Neighbor object <text:span text:style-name="T95">spawns</text:span> 3 threads. Various threads are also <text:span text:style-name="T95">defined</text:span> in the acti<text:span text:style-name="T94">vities.</text:span></text:p>
      <text:p text:style-name="P93"/>
      <text:h text:style-name="P162" text:outline-level="1"><text:bookmark-start text:name="__RefHeading___Toc789_736866454"/>UDP Datagrams<text:bookmark-end text:name="__RefHeading___Toc789_736866454"/></text:h>
      <text:p text:style-name="P85">Outbound UDP messages are partitioned into 576-byte datagrams. For example, a 15000-byte message will be partitioned into 27 datagrams.</text:p>
      <text:p text:style-name="P85"/>
      <text:h text:style-name="P163" text:outline-level="1"><text:bookmark-start text:name="__RefHeading___Toc785_736866454"/>Verifying Public-Key Ownership<text:bookmark-end text:name="__RefHeading___Toc785_736866454"/></text:h>
      <text:p text:style-name="P84">Before initiating an exchange of public-key pairs, Smoke generates digital signatures using the private keys of the encryption and signature public keys. <text:span text:style-name="T81">The signatures are included in the EPKS bundle. </text:span>A receiving Smoke instance verifies the signatures and accepts the public-key pairs if the signatures are valid. McEliece signatures are not included and are therefore not verified.</text:p>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7-15T13:19:35.293196919</dc:date>
    <meta:editing-duration>P5DT10H57M54S</meta:editing-duration>
    <meta:editing-cycles>996</meta:editing-cycles>
    <meta:generator>LibreOffice/5.1.6.2$Linux_X86_64 LibreOffice_project/10m0$Build-2</meta:generator>
    <meta:document-statistic meta:table-count="0" meta:image-count="0" meta:object-count="0" meta:page-count="41" meta:paragraph-count="443" meta:word-count="3580" meta:character-count="24066" meta:non-whitespace-character-count="20214"/>
  </office:meta>
</office:document-meta>
</file>